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文泉驿点阵正黑" svg:font-family="文泉驿点阵正黑" style:font-family-generic="swiss" style:font-pitch="variable"/>
    <style:font-face style:name="Tahoma" svg:font-family="Tahoma" style:font-family-generic="system" style:font-pitch="variable"/>
    <style:font-face style:name="文泉驿点阵正黑1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ro4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驿点阵正黑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文泉驿点阵正黑1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>
        <table:table-column table:style-name="co1" table:number-columns-repeated="11" table:default-cell-style-name="Default"/>
        <table:table-row table:style-name="ro1">
          <table:table-cell office:value-type="string">
            <text:p>type</text:p>
          </table:table-cell>
          <table:table-cell office:value-type="float" office:value="16">
            <text:p>16</text:p>
          </table:table-cell>
          <table:table-cell office:value-type="string">
            <text:p>bytes</text:p>
          </table:table-cell>
          <table:table-cell office:value-type="float" office:value="64">
            <text:p>64</text:p>
          </table:table-cell>
          <table:table-cell office:value-type="string">
            <text:p>bytes</text:p>
          </table:table-cell>
          <table:table-cell office:value-type="float" office:value="256">
            <text:p>256</text:p>
          </table:table-cell>
          <table:table-cell office:value-type="string">
            <text:p>bytes</text:p>
          </table:table-cell>
          <table:table-cell office:value-type="float" office:value="1024">
            <text:p>1024</text:p>
          </table:table-cell>
          <table:table-cell office:value-type="string">
            <text:p>bytes</text:p>
          </table:table-cell>
          <table:table-cell office:value-type="float" office:value="8192">
            <text:p>8192</text:p>
          </table:table-cell>
          <table:table-cell office:value-type="string">
            <text:p>bytes</text:p>
          </table:table-cell>
        </table:table-row>
        <table:table-row table:style-name="ro1">
          <table:table-cell office:value-type="string">
            <text:p>md2</text:p>
          </table:table-cell>
          <table:table-cell office:value-type="string">
            <text:p>2383.64k</text:p>
          </table:table-cell>
          <table:table-cell office:value-type="string">
            <text:p>4878.75k</text:p>
          </table:table-cell>
          <table:table-cell office:value-type="string">
            <text:p>6571.18k</text:p>
          </table:table-cell>
          <table:table-cell office:value-type="string">
            <text:p>7221.77k</text:p>
          </table:table-cell>
          <table:table-cell office:value-type="string">
            <text:p>7378.26k</text:p>
          </table:table-cell>
          <table:table-cell table:number-columns-repeated="5"/>
        </table:table-row>
        <table:table-row table:style-name="ro1">
          <table:table-cell office:value-type="string">
            <text:p>mdc2</text:p>
          </table:table-cell>
          <table:table-cell table:number-columns-repeated="5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md4</text:p>
          </table:table-cell>
          <table:table-cell office:value-type="string">
            <text:p>68363.58k</text:p>
          </table:table-cell>
          <table:table-cell office:value-type="string">
            <text:p>212686.85k</text:p>
          </table:table-cell>
          <table:table-cell office:value-type="string">
            <text:p>511313.08k</text:p>
          </table:table-cell>
          <table:table-cell office:value-type="string">
            <text:p>791088.81k</text:p>
          </table:table-cell>
          <table:table-cell office:value-type="string">
            <text:p>947326.72k</text:p>
          </table:table-cell>
          <table:table-cell table:number-columns-repeated="5"/>
        </table:table-row>
        <table:table-row table:style-name="ro1">
          <table:table-cell office:value-type="string">
            <text:p>md5</text:p>
          </table:table-cell>
          <table:table-cell office:value-type="string">
            <text:p>51797.92k</text:p>
          </table:table-cell>
          <table:table-cell office:value-type="string">
            <text:p>151127.62k</text:p>
          </table:table-cell>
          <table:table-cell office:value-type="string">
            <text:p>334214.25k</text:p>
          </table:table-cell>
          <table:table-cell office:value-type="string">
            <text:p>488117.93k</text:p>
          </table:table-cell>
          <table:table-cell office:value-type="string">
            <text:p>558045.07k</text:p>
          </table:table-cell>
          <table:table-cell table:number-columns-repeated="5"/>
        </table:table-row>
        <table:table-row table:style-name="ro1">
          <table:table-cell office:value-type="string">
            <text:p>hmac(md5)</text:p>
          </table:table-cell>
          <table:table-cell office:value-type="string">
            <text:p>41405.94k</text:p>
          </table:table-cell>
          <table:table-cell office:value-type="string">
            <text:p>127306.13k</text:p>
          </table:table-cell>
          <table:table-cell office:value-type="string">
            <text:p>300998.89k</text:p>
          </table:table-cell>
          <table:table-cell office:value-type="string">
            <text:p>466581.32k</text:p>
          </table:table-cell>
          <table:table-cell office:value-type="string">
            <text:p>556583.59k</text:p>
          </table:table-cell>
          <table:table-cell table:number-columns-repeated="5"/>
        </table:table-row>
        <table:table-row table:style-name="ro1">
          <table:table-cell office:value-type="string">
            <text:p>sha1</text:p>
          </table:table-cell>
          <table:table-cell office:value-type="string">
            <text:p>56790.52k</text:p>
          </table:table-cell>
          <table:table-cell office:value-type="string">
            <text:p>159400.86k</text:p>
          </table:table-cell>
          <table:table-cell office:value-type="string">
            <text:p>350879.32k</text:p>
          </table:table-cell>
          <table:table-cell office:value-type="string">
            <text:p>500629.83k</text:p>
          </table:table-cell>
          <table:table-cell office:value-type="string">
            <text:p>589174.10k</text:p>
          </table:table-cell>
          <table:table-cell table:number-columns-repeated="5"/>
        </table:table-row>
        <table:table-row table:style-name="ro1">
          <table:table-cell office:value-type="string">
            <text:p>rmd160</text:p>
          </table:table-cell>
          <table:table-cell office:value-type="string">
            <text:p>34653.26k</text:p>
          </table:table-cell>
          <table:table-cell office:value-type="string">
            <text:p>84725.91k</text:p>
          </table:table-cell>
          <table:table-cell office:value-type="string">
            <text:p>153221.05k</text:p>
          </table:table-cell>
          <table:table-cell office:value-type="string">
            <text:p>196000.11k</text:p>
          </table:table-cell>
          <table:table-cell office:value-type="string">
            <text:p>210755.58k</text:p>
          </table:table-cell>
          <table:table-cell table:number-columns-repeated="5"/>
        </table:table-row>
        <table:table-row table:style-name="ro1">
          <table:table-cell office:value-type="string">
            <text:p>rc4</text:p>
          </table:table-cell>
          <table:table-cell office:value-type="string">
            <text:p>361674.21k</text:p>
          </table:table-cell>
          <table:table-cell office:value-type="string">
            <text:p>520868.32k</text:p>
          </table:table-cell>
          <table:table-cell office:value-type="string">
            <text:p>627862.10k</text:p>
          </table:table-cell>
          <table:table-cell office:value-type="string">
            <text:p>671070.55k</text:p>
          </table:table-cell>
          <table:table-cell office:value-type="string">
            <text:p>671333.03k</text:p>
          </table:table-cell>
          <table:table-cell table:number-columns-repeated="5"/>
        </table:table-row>
        <table:table-row table:style-name="ro1">
          <table:table-cell office:value-type="string">
            <text:p>des</text:p>
          </table:table-cell>
          <table:table-cell office:value-type="string">
            <text:p>cbc</text:p>
          </table:table-cell>
          <table:table-cell office:value-type="string">
            <text:p>58228.17k</text:p>
          </table:table-cell>
          <table:table-cell office:value-type="string">
            <text:p>60246.71k</text:p>
          </table:table-cell>
          <table:table-cell office:value-type="string">
            <text:p>60581.21k</text:p>
          </table:table-cell>
          <table:table-cell office:value-type="string">
            <text:p>60794.54k</text:p>
          </table:table-cell>
          <table:table-cell office:value-type="string">
            <text:p>60314.97k</text:p>
          </table:table-cell>
          <table:table-cell table:number-columns-repeated="4"/>
        </table:table-row>
        <table:table-row table:style-name="ro1">
          <table:table-cell office:value-type="string">
            <text:p>des</text:p>
          </table:table-cell>
          <table:table-cell office:value-type="string">
            <text:p>ede3</text:p>
          </table:table-cell>
          <table:table-cell office:value-type="string">
            <text:p>22785.13k</text:p>
          </table:table-cell>
          <table:table-cell office:value-type="string">
            <text:p>23026.67k</text:p>
          </table:table-cell>
          <table:table-cell office:value-type="string">
            <text:p>23087.87k</text:p>
          </table:table-cell>
          <table:table-cell office:value-type="string">
            <text:p>23316.38k</text:p>
          </table:table-cell>
          <table:table-cell office:value-type="string">
            <text:p>22997.67k</text:p>
          </table:table-cell>
          <table:table-cell table:number-columns-repeated="4"/>
        </table:table-row>
        <table:table-row table:style-name="ro1">
          <table:table-cell office:value-type="string">
            <text:p>idea</text:p>
          </table:table-cell>
          <table:table-cell office:value-type="string">
            <text:p>cbc</text:p>
          </table:table-cell>
          <table:table-cell office:value-type="string">
            <text:p>74479.92k</text:p>
          </table:table-cell>
          <table:table-cell office:value-type="string">
            <text:p>76703.83k</text:p>
          </table:table-cell>
          <table:table-cell office:value-type="string">
            <text:p>77007.79k</text:p>
          </table:table-cell>
          <table:table-cell office:value-type="string">
            <text:p>77698.31k</text:p>
          </table:table-cell>
          <table:table-cell office:value-type="string">
            <text:p>77602.82k</text:p>
          </table:table-cell>
          <table:table-cell table:number-columns-repeated="4"/>
        </table:table-row>
        <table:table-row table:style-name="ro1">
          <table:table-cell office:value-type="string">
            <text:p>seed</text:p>
          </table:table-cell>
          <table:table-cell office:value-type="string">
            <text:p>cbc</text:p>
          </table:table-cell>
          <table:table-cell office:value-type="string">
            <text:p>64442.39k</text:p>
          </table:table-cell>
          <table:table-cell office:value-type="string">
            <text:p>63835.63k</text:p>
          </table:table-cell>
          <table:table-cell office:value-type="string">
            <text:p>64327.58k</text:p>
          </table:table-cell>
          <table:table-cell office:value-type="string">
            <text:p>64426.67k</text:p>
          </table:table-cell>
          <table:table-cell office:value-type="string">
            <text:p>64330.49k</text:p>
          </table:table-cell>
          <table:table-cell table:number-columns-repeated="4"/>
        </table:table-row>
        <table:table-row table:style-name="ro1">
          <table:table-cell office:value-type="string">
            <text:p>rc2</text:p>
          </table:table-cell>
          <table:table-cell office:value-type="string">
            <text:p>cbc</text:p>
          </table:table-cell>
          <table:table-cell office:value-type="string">
            <text:p>39139.08k</text:p>
          </table:table-cell>
          <table:table-cell office:value-type="string">
            <text:p>39891.93k</text:p>
          </table:table-cell>
          <table:table-cell office:value-type="string">
            <text:p>39880.19k</text:p>
          </table:table-cell>
          <table:table-cell office:value-type="string">
            <text:p>40212.72k</text:p>
          </table:table-cell>
          <table:table-cell office:value-type="string">
            <text:p>40342.87k</text:p>
          </table:table-cell>
          <table:table-cell table:number-columns-repeated="4"/>
        </table:table-row>
        <table:table-row table:style-name="ro1">
          <table:table-cell office:value-type="string">
            <text:p>rc5-32/12</text:p>
          </table:table-cell>
          <table:table-cell office:value-type="string">
            <text:p>cbc</text:p>
          </table:table-cell>
          <table:table-cell table:number-columns-repeated="5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blowfish</text:p>
          </table:table-cell>
          <table:table-cell office:value-type="string">
            <text:p>cbc</text:p>
          </table:table-cell>
          <table:table-cell office:value-type="string">
            <text:p>103098.18k</text:p>
          </table:table-cell>
          <table:table-cell office:value-type="string">
            <text:p>109165.12k</text:p>
          </table:table-cell>
          <table:table-cell office:value-type="string">
            <text:p>110551.33k</text:p>
          </table:table-cell>
          <table:table-cell office:value-type="string">
            <text:p>109815.13k</text:p>
          </table:table-cell>
          <table:table-cell office:value-type="string">
            <text:p>110256.13k</text:p>
          </table:table-cell>
          <table:table-cell table:number-columns-repeated="4"/>
        </table:table-row>
        <table:table-row table:style-name="ro1">
          <table:table-cell office:value-type="string">
            <text:p>cast</text:p>
          </table:table-cell>
          <table:table-cell office:value-type="string">
            <text:p>cbc</text:p>
          </table:table-cell>
          <table:table-cell office:value-type="string">
            <text:p>91091.26k</text:p>
          </table:table-cell>
          <table:table-cell office:value-type="string">
            <text:p>96275.39k</text:p>
          </table:table-cell>
          <table:table-cell office:value-type="string">
            <text:p>97428.65k</text:p>
          </table:table-cell>
          <table:table-cell office:value-type="string">
            <text:p>97925.80k</text:p>
          </table:table-cell>
          <table:table-cell office:value-type="string">
            <text:p>98180.71k</text:p>
          </table:table-cell>
          <table:table-cell table:number-columns-repeated="4"/>
        </table:table-row>
        <table:table-row table:style-name="ro1">
          <table:table-cell office:value-type="string">
            <text:p>aes-128</text:p>
          </table:table-cell>
          <table:table-cell office:value-type="string">
            <text:p>cbc</text:p>
          </table:table-cell>
          <table:table-cell office:value-type="string">
            <text:p>102208.06k</text:p>
          </table:table-cell>
          <table:table-cell office:value-type="string">
            <text:p>112585.81k</text:p>
          </table:table-cell>
          <table:table-cell office:value-type="string">
            <text:p>114982.36k</text:p>
          </table:table-cell>
          <table:table-cell office:value-type="string">
            <text:p>115349.16k</text:p>
          </table:table-cell>
          <table:table-cell office:value-type="string">
            <text:p>115941.38k</text:p>
          </table:table-cell>
          <table:table-cell table:number-columns-repeated="4"/>
        </table:table-row>
        <table:table-row table:style-name="ro1">
          <table:table-cell office:value-type="string">
            <text:p>aes-192</text:p>
          </table:table-cell>
          <table:table-cell office:value-type="string">
            <text:p>cbc</text:p>
          </table:table-cell>
          <table:table-cell office:value-type="string">
            <text:p>86444.05k</text:p>
          </table:table-cell>
          <table:table-cell office:value-type="string">
            <text:p>93393.28k</text:p>
          </table:table-cell>
          <table:table-cell office:value-type="string">
            <text:p>96709.89k</text:p>
          </table:table-cell>
          <table:table-cell office:value-type="string">
            <text:p>95867.29k</text:p>
          </table:table-cell>
          <table:table-cell office:value-type="string">
            <text:p>96780.29k</text:p>
          </table:table-cell>
          <table:table-cell table:number-columns-repeated="4"/>
        </table:table-row>
        <table:table-row table:style-name="ro1">
          <table:table-cell office:value-type="string">
            <text:p>aes-256</text:p>
          </table:table-cell>
          <table:table-cell office:value-type="string">
            <text:p>cbc</text:p>
          </table:table-cell>
          <table:table-cell office:value-type="string">
            <text:p>76558.05k</text:p>
          </table:table-cell>
          <table:table-cell office:value-type="string">
            <text:p>80469.21k</text:p>
          </table:table-cell>
          <table:table-cell office:value-type="string">
            <text:p>83009.84k</text:p>
          </table:table-cell>
          <table:table-cell office:value-type="string">
            <text:p>81819.65k</text:p>
          </table:table-cell>
          <table:table-cell office:value-type="string">
            <text:p>81854.46k</text:p>
          </table:table-cell>
          <table:table-cell table:number-columns-repeated="4"/>
        </table:table-row>
        <table:table-row table:style-name="ro1">
          <table:table-cell office:value-type="string">
            <text:p>camellia-128</text:p>
          </table:table-cell>
          <table:table-cell office:value-type="string">
            <text:p>cbc</text:p>
          </table:table-cell>
          <table:table-cell office:value-type="string">
            <text:p>81175.02k</text:p>
          </table:table-cell>
          <table:table-cell office:value-type="string">
            <text:p>122525.17k</text:p>
          </table:table-cell>
          <table:table-cell office:value-type="string">
            <text:p>140616.26k</text:p>
          </table:table-cell>
          <table:table-cell office:value-type="string">
            <text:p>145451.01k</text:p>
          </table:table-cell>
          <table:table-cell office:value-type="string">
            <text:p>147853.27k</text:p>
          </table:table-cell>
          <table:table-cell table:number-columns-repeated="4"/>
        </table:table-row>
        <table:table-row table:style-name="ro1">
          <table:table-cell office:value-type="string">
            <text:p>camellia-192</text:p>
          </table:table-cell>
          <table:table-cell office:value-type="string">
            <text:p>cbc</text:p>
          </table:table-cell>
          <table:table-cell office:value-type="string">
            <text:p>69386.99k</text:p>
          </table:table-cell>
          <table:table-cell office:value-type="string">
            <text:p>96329.81k</text:p>
          </table:table-cell>
          <table:table-cell office:value-type="string">
            <text:p>106126.25k</text:p>
          </table:table-cell>
          <table:table-cell office:value-type="string">
            <text:p>109201.75k</text:p>
          </table:table-cell>
          <table:table-cell office:value-type="string">
            <text:p>110065.96k</text:p>
          </table:table-cell>
          <table:table-cell table:number-columns-repeated="4"/>
        </table:table-row>
        <table:table-row table:style-name="ro1">
          <table:table-cell office:value-type="string">
            <text:p>camellia-256</text:p>
          </table:table-cell>
          <table:table-cell office:value-type="string">
            <text:p>cbc</text:p>
          </table:table-cell>
          <table:table-cell office:value-type="string">
            <text:p>69908.86k</text:p>
          </table:table-cell>
          <table:table-cell office:value-type="string">
            <text:p>96332.95k</text:p>
          </table:table-cell>
          <table:table-cell office:value-type="string">
            <text:p>106260.55k</text:p>
          </table:table-cell>
          <table:table-cell office:value-type="string">
            <text:p>108466.18k</text:p>
          </table:table-cell>
          <table:table-cell office:value-type="string">
            <text:p>110654.81k</text:p>
          </table:table-cell>
          <table:table-cell table:number-columns-repeated="4"/>
        </table:table-row>
        <table:table-row table:style-name="ro1">
          <table:table-cell office:value-type="string">
            <text:p>sha256</text:p>
          </table:table-cell>
          <table:table-cell office:value-type="string">
            <text:p>42870.99k</text:p>
          </table:table-cell>
          <table:table-cell office:value-type="string">
            <text:p>94977.17k</text:p>
          </table:table-cell>
          <table:table-cell office:value-type="string">
            <text:p>163491.84k</text:p>
          </table:table-cell>
          <table:table-cell office:value-type="string">
            <text:p>203077.01k</text:p>
          </table:table-cell>
          <table:table-cell office:value-type="string">
            <text:p>221549.91k</text:p>
          </table:table-cell>
          <table:table-cell table:number-columns-repeated="5"/>
        </table:table-row>
        <table:table-row table:style-name="ro1">
          <table:table-cell office:value-type="string">
            <text:p>sha512</text:p>
          </table:table-cell>
          <table:table-cell office:value-type="string">
            <text:p>34452.86k</text:p>
          </table:table-cell>
          <table:table-cell office:value-type="string">
            <text:p>138447.45k</text:p>
          </table:table-cell>
          <table:table-cell office:value-type="string">
            <text:p>212392.67k</text:p>
          </table:table-cell>
          <table:table-cell office:value-type="string">
            <text:p>292977.66k</text:p>
          </table:table-cell>
          <table:table-cell office:value-type="string">
            <text:p>341329.68k</text:p>
          </table:table-cell>
          <table:table-cell table:number-columns-repeated="5"/>
        </table:table-row>
        <table:table-row table:style-name="ro1">
          <table:table-cell office:value-type="string">
            <text:p>whirlpool</text:p>
          </table:table-cell>
          <table:table-cell office:value-type="string">
            <text:p>20049.77k</text:p>
          </table:table-cell>
          <table:table-cell office:value-type="string">
            <text:p>43136.75k</text:p>
          </table:table-cell>
          <table:table-cell office:value-type="string">
            <text:p>71417.86k</text:p>
          </table:table-cell>
          <table:table-cell office:value-type="string">
            <text:p>85165.29k</text:p>
          </table:table-cell>
          <table:table-cell office:value-type="string">
            <text:p>91018.58k</text:p>
          </table:table-cell>
          <table:table-cell table:number-columns-repeated="5"/>
        </table:table-row>
        <table:table-row table:style-name="ro1">
          <table:table-cell office:value-type="string">
            <text:p>aes-128</text:p>
          </table:table-cell>
          <table:table-cell office:value-type="string">
            <text:p>ige</text:p>
          </table:table-cell>
          <table:table-cell office:value-type="string">
            <text:p>105196.14k</text:p>
          </table:table-cell>
          <table:table-cell office:value-type="string">
            <text:p>109675.80k</text:p>
          </table:table-cell>
          <table:table-cell office:value-type="string">
            <text:p>110630.06k</text:p>
          </table:table-cell>
          <table:table-cell office:value-type="string">
            <text:p>108005.03k</text:p>
          </table:table-cell>
          <table:table-cell office:value-type="string">
            <text:p>110997.49k</text:p>
          </table:table-cell>
          <table:table-cell table:number-columns-repeated="4"/>
        </table:table-row>
        <table:table-row table:style-name="ro1">
          <table:table-cell office:value-type="string">
            <text:p>aes-192</text:p>
          </table:table-cell>
          <table:table-cell office:value-type="string">
            <text:p>ige</text:p>
          </table:table-cell>
          <table:table-cell office:value-type="string">
            <text:p>89982.00k</text:p>
          </table:table-cell>
          <table:table-cell office:value-type="string">
            <text:p>91683.58k</text:p>
          </table:table-cell>
          <table:table-cell office:value-type="string">
            <text:p>92504.06k</text:p>
          </table:table-cell>
          <table:table-cell office:value-type="string">
            <text:p>92993.93k</text:p>
          </table:table-cell>
          <table:table-cell office:value-type="string">
            <text:p>93366.95k</text:p>
          </table:table-cell>
          <table:table-cell table:number-columns-repeated="4"/>
        </table:table-row>
        <table:table-row table:style-name="ro1">
          <table:table-cell office:value-type="string">
            <text:p>aes-256</text:p>
          </table:table-cell>
          <table:table-cell office:value-type="string">
            <text:p>ige</text:p>
          </table:table-cell>
          <table:table-cell office:value-type="string">
            <text:p>76563.22k</text:p>
          </table:table-cell>
          <table:table-cell office:value-type="string">
            <text:p>78928.34k</text:p>
          </table:table-cell>
          <table:table-cell office:value-type="string">
            <text:p>79823.45k</text:p>
          </table:table-cell>
          <table:table-cell office:value-type="string">
            <text:p>80619.52k</text:p>
          </table:table-cell>
          <table:table-cell office:value-type="string">
            <text:p>80385.37k</text:p>
          </table:table-cell>
          <table:table-cell table:number-columns-repeated="4"/>
        </table:table-row>
        <table:table-row table:style-name="ro1">
          <table:table-cell office:value-type="string">
            <text:p>ghash</text:p>
          </table:table-cell>
          <table:table-cell office:value-type="string">
            <text:p>756344.15k</text:p>
          </table:table-cell>
          <table:table-cell office:value-type="string">
            <text:p>1243103.98k</text:p>
          </table:table-cell>
          <table:table-cell office:value-type="string">
            <text:p>1411311.90k</text:p>
          </table:table-cell>
          <table:table-cell office:value-type="string">
            <text:p>1440380.93k</text:p>
          </table:table-cell>
          <table:table-cell office:value-type="string">
            <text:p>1468872.18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gn</text:p>
          </table:table-cell>
          <table:table-cell office:value-type="string">
            <text:p>verify</text:p>
          </table:table-cell>
          <table:table-cell office:value-type="string">
            <text:p>sign/s</text:p>
          </table:table-cell>
          <table:table-cell office:value-type="string">
            <text:p>verify/s</text:p>
          </table:table-cell>
          <table:table-cell table:number-columns-repeated="6"/>
        </table:table-row>
        <table:table-row table:style-name="ro1">
          <table:table-cell office:value-type="string">
            <text:p>rsa</text:p>
          </table:table-cell>
          <table:table-cell office:value-type="float" office:value="512">
            <text:p>512</text:p>
          </table:table-cell>
          <table:table-cell office:value-type="string">
            <text:p>bits</text:p>
          </table:table-cell>
          <table:table-cell office:value-type="string">
            <text:p>0.000060s</text:p>
          </table:table-cell>
          <table:table-cell office:value-type="string">
            <text:p>0.000005s</text:p>
          </table:table-cell>
          <table:table-cell office:value-type="float" office:value="16750.3">
            <text:p>16750.3</text:p>
          </table:table-cell>
          <table:table-cell office:value-type="float" office:value="197911.5">
            <text:p>197911.5</text:p>
          </table:table-cell>
          <table:table-cell table:number-columns-repeated="4"/>
        </table:table-row>
        <table:table-row table:style-name="ro1">
          <table:table-cell office:value-type="string">
            <text:p>rsa</text:p>
          </table:table-cell>
          <table:table-cell office:value-type="float" office:value="1024">
            <text:p>1024</text:p>
          </table:table-cell>
          <table:table-cell office:value-type="string">
            <text:p>bits</text:p>
          </table:table-cell>
          <table:table-cell office:value-type="string">
            <text:p>0.000237s</text:p>
          </table:table-cell>
          <table:table-cell office:value-type="string">
            <text:p>0.000014s</text:p>
          </table:table-cell>
          <table:table-cell office:value-type="float" office:value="4223">
            <text:p>4223</text:p>
          </table:table-cell>
          <table:table-cell office:value-type="float" office:value="72680.6">
            <text:p>72680.6</text:p>
          </table:table-cell>
          <table:table-cell table:number-columns-repeated="4"/>
        </table:table-row>
        <table:table-row table:style-name="ro1">
          <table:table-cell office:value-type="string">
            <text:p>rsa</text:p>
          </table:table-cell>
          <table:table-cell office:value-type="float" office:value="2048">
            <text:p>2048</text:p>
          </table:table-cell>
          <table:table-cell office:value-type="string">
            <text:p>bits</text:p>
          </table:table-cell>
          <table:table-cell office:value-type="string">
            <text:p>0.001464s</text:p>
          </table:table-cell>
          <table:table-cell office:value-type="string">
            <text:p>0.000045s</text:p>
          </table:table-cell>
          <table:table-cell office:value-type="float" office:value="683">
            <text:p>683</text:p>
          </table:table-cell>
          <table:table-cell office:value-type="float" office:value="22177.9">
            <text:p>22177.9</text:p>
          </table:table-cell>
          <table:table-cell table:number-columns-repeated="4"/>
        </table:table-row>
        <table:table-row table:style-name="ro1">
          <table:table-cell office:value-type="string">
            <text:p>rsa</text:p>
          </table:table-cell>
          <table:table-cell office:value-type="float" office:value="4096">
            <text:p>4096</text:p>
          </table:table-cell>
          <table:table-cell office:value-type="string">
            <text:p>bits</text:p>
          </table:table-cell>
          <table:table-cell office:value-type="string">
            <text:p>0.010549s</text:p>
          </table:table-cell>
          <table:table-cell office:value-type="string">
            <text:p>0.000167s</text:p>
          </table:table-cell>
          <table:table-cell office:value-type="float" office:value="94.8">
            <text:p>94.8</text:p>
          </table:table-cell>
          <table:table-cell office:value-type="float" office:value="5997.7">
            <text:p>5997.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gn</text:p>
          </table:table-cell>
          <table:table-cell office:value-type="string">
            <text:p>verify</text:p>
          </table:table-cell>
          <table:table-cell office:value-type="string">
            <text:p>sign/s</text:p>
          </table:table-cell>
          <table:table-cell office:value-type="string">
            <text:p>verify/s</text:p>
          </table:table-cell>
          <table:table-cell table:number-columns-repeated="6"/>
        </table:table-row>
        <table:table-row table:style-name="ro1">
          <table:table-cell office:value-type="string">
            <text:p>dsa</text:p>
          </table:table-cell>
          <table:table-cell office:value-type="float" office:value="512">
            <text:p>512</text:p>
          </table:table-cell>
          <table:table-cell office:value-type="string">
            <text:p>bits</text:p>
          </table:table-cell>
          <table:table-cell office:value-type="string">
            <text:p>0.000059s</text:p>
          </table:table-cell>
          <table:table-cell office:value-type="string">
            <text:p>0.000055s</text:p>
          </table:table-cell>
          <table:table-cell office:value-type="float" office:value="16895.2">
            <text:p>16895.2</text:p>
          </table:table-cell>
          <table:table-cell office:value-type="float" office:value="18219.9">
            <text:p>18219.9</text:p>
          </table:table-cell>
          <table:table-cell table:number-columns-repeated="4"/>
        </table:table-row>
        <table:table-row table:style-name="ro1">
          <table:table-cell office:value-type="string">
            <text:p>dsa</text:p>
          </table:table-cell>
          <table:table-cell office:value-type="float" office:value="1024">
            <text:p>1024</text:p>
          </table:table-cell>
          <table:table-cell office:value-type="string">
            <text:p>bits</text:p>
          </table:table-cell>
          <table:table-cell office:value-type="string">
            <text:p>0.000138s</text:p>
          </table:table-cell>
          <table:table-cell office:value-type="string">
            <text:p>0.000152s</text:p>
          </table:table-cell>
          <table:table-cell office:value-type="float" office:value="7222.9">
            <text:p>7222.9</text:p>
          </table:table-cell>
          <table:table-cell office:value-type="float" office:value="6568.8">
            <text:p>6568.8</text:p>
          </table:table-cell>
          <table:table-cell table:number-columns-repeated="4"/>
        </table:table-row>
        <table:table-row table:style-name="ro1">
          <table:table-cell office:value-type="string">
            <text:p>dsa</text:p>
          </table:table-cell>
          <table:table-cell office:value-type="float" office:value="2048">
            <text:p>2048</text:p>
          </table:table-cell>
          <table:table-cell office:value-type="string">
            <text:p>bits</text:p>
          </table:table-cell>
          <table:table-cell office:value-type="string">
            <text:p>0.000446s</text:p>
          </table:table-cell>
          <table:table-cell office:value-type="string">
            <text:p>0.000519s</text:p>
          </table:table-cell>
          <table:table-cell office:value-type="float" office:value="2241.2">
            <text:p>2241.2</text:p>
          </table:table-cell>
          <table:table-cell office:value-type="float" office:value="1928">
            <text:p>19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gn</text:p>
          </table:table-cell>
          <table:table-cell office:value-type="string">
            <text:p>verify</text:p>
          </table:table-cell>
          <table:table-cell office:value-type="string">
            <text:p>sign/s</text:p>
          </table:table-cell>
          <table:table-cell office:value-type="string">
            <text:p>verify/s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string">
            <text:p>bit</text:p>
          </table:table-cell>
          <table:table-cell office:value-type="string">
            <text:p>ecdsa</text:p>
          </table:table-cell>
          <table:table-cell office:value-type="string">
            <text:p>(nistp256)</text:p>
          </table:table-cell>
          <table:table-cell office:value-type="string">
            <text:p>0.0001s</text:p>
          </table:table-cell>
          <table:table-cell office:value-type="string">
            <text:p>0.0005s</text:p>
          </table:table-cell>
          <table:table-cell office:value-type="float" office:value="8084">
            <text:p>8084</text:p>
          </table:table-cell>
          <table:table-cell office:value-type="float" office:value="2095.3">
            <text:p>2095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string">
            <text:p>bit</text:p>
          </table:table-cell>
          <table:table-cell office:value-type="string">
            <text:p>ecdsa</text:p>
          </table:table-cell>
          <table:table-cell office:value-type="string">
            <text:p>(nistp384)</text:p>
          </table:table-cell>
          <table:table-cell office:value-type="string">
            <text:p>0.0002s</text:p>
          </table:table-cell>
          <table:table-cell office:value-type="string">
            <text:p>0.0010s</text:p>
          </table:table-cell>
          <table:table-cell office:value-type="float" office:value="4201.1">
            <text:p>4201.1</text:p>
          </table:table-cell>
          <table:table-cell office:value-type="float" office:value="976.7">
            <text:p>976.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</text:p>
          </table:table-cell>
          <table:table-cell office:value-type="string">
            <text:p>op/s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string">
            <text:p>bit</text:p>
          </table:table-cell>
          <table:table-cell office:value-type="string">
            <text:p>ecdh</text:p>
          </table:table-cell>
          <table:table-cell office:value-type="string">
            <text:p>(nistp256)</text:p>
          </table:table-cell>
          <table:table-cell office:value-type="string">
            <text:p>0.0004s</text:p>
          </table:table-cell>
          <table:table-cell office:value-type="float" office:value="2524.7">
            <text:p>2524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string">
            <text:p>bit</text:p>
          </table:table-cell>
          <table:table-cell office:value-type="string">
            <text:p>ecdh</text:p>
          </table:table-cell>
          <table:table-cell office:value-type="string">
            <text:p>(nistp384)</text:p>
          </table:table-cell>
          <table:table-cell office:value-type="string">
            <text:p>0.0009s</text:p>
          </table:table-cell>
          <table:table-cell office:value-type="float" office:value="1169.4">
            <text:p>1169.4</text:p>
          </table:table-cell>
          <table:table-cell table:number-columns-repeated="4"/>
        </table:table-row>
      </table:table>
      <table:table table:name="工作表2" table:style-name="ta1">
        <table:table-column table:style-name="co1" table:number-columns-repeated="11" table:default-cell-style-name="Default"/>
        <table:table-row table:style-name="ro1">
          <table:table-cell office:value-type="string">
            <text:p>type</text:p>
          </table:table-cell>
          <table:table-cell office:value-type="float" office:value="16">
            <text:p>16</text:p>
          </table:table-cell>
          <table:table-cell office:value-type="string">
            <text:p>bytes</text:p>
          </table:table-cell>
          <table:table-cell office:value-type="float" office:value="64">
            <text:p>64</text:p>
          </table:table-cell>
          <table:table-cell office:value-type="string">
            <text:p>bytes</text:p>
          </table:table-cell>
          <table:table-cell office:value-type="float" office:value="256">
            <text:p>256</text:p>
          </table:table-cell>
          <table:table-cell office:value-type="string">
            <text:p>bytes</text:p>
          </table:table-cell>
          <table:table-cell office:value-type="float" office:value="1024">
            <text:p>1024</text:p>
          </table:table-cell>
          <table:table-cell office:value-type="string">
            <text:p>bytes</text:p>
          </table:table-cell>
          <table:table-cell office:value-type="float" office:value="8192">
            <text:p>8192</text:p>
          </table:table-cell>
          <table:table-cell office:value-type="string">
            <text:p>bytes</text:p>
          </table:table-cell>
        </table:table-row>
        <table:table-row table:style-name="ro1">
          <table:table-cell office:value-type="string">
            <text:p>md2</text:p>
          </table:table-cell>
          <table:table-cell table:number-columns-repeated="5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mdc2</text:p>
          </table:table-cell>
          <table:table-cell office:value-type="string">
            <text:p>724.41k</text:p>
          </table:table-cell>
          <table:table-cell office:value-type="string">
            <text:p>933.06k</text:p>
          </table:table-cell>
          <table:table-cell office:value-type="string">
            <text:p>1024.68k</text:p>
          </table:table-cell>
          <table:table-cell office:value-type="string">
            <text:p>1063.59k</text:p>
          </table:table-cell>
          <table:table-cell office:value-type="string">
            <text:p>1075.88k</text:p>
          </table:table-cell>
          <table:table-cell table:number-columns-repeated="5"/>
        </table:table-row>
        <table:table-row table:style-name="ro1">
          <table:table-cell office:value-type="string">
            <text:p>md4</text:p>
          </table:table-cell>
          <table:table-cell office:value-type="string">
            <text:p>2547.83k</text:p>
          </table:table-cell>
          <table:table-cell office:value-type="string">
            <text:p>9441.28k</text:p>
          </table:table-cell>
          <table:table-cell office:value-type="string">
            <text:p>27284.48k</text:p>
          </table:table-cell>
          <table:table-cell office:value-type="string">
            <text:p>51824.98k</text:p>
          </table:table-cell>
          <table:table-cell office:value-type="string">
            <text:p>69894.14k</text:p>
          </table:table-cell>
          <table:table-cell table:number-columns-repeated="5"/>
        </table:table-row>
        <table:table-row table:style-name="ro1">
          <table:table-cell office:value-type="string">
            <text:p>md5</text:p>
          </table:table-cell>
          <table:table-cell office:value-type="string">
            <text:p>1954.05k</text:p>
          </table:table-cell>
          <table:table-cell office:value-type="string">
            <text:p>7217.96k</text:p>
          </table:table-cell>
          <table:table-cell office:value-type="string">
            <text:p>20805.95k</text:p>
          </table:table-cell>
          <table:table-cell office:value-type="string">
            <text:p>39365.29k</text:p>
          </table:table-cell>
          <table:table-cell office:value-type="string">
            <text:p>53226.15k</text:p>
          </table:table-cell>
          <table:table-cell table:number-columns-repeated="5"/>
        </table:table-row>
        <table:table-row table:style-name="ro1">
          <table:table-cell office:value-type="string">
            <text:p>hmac(md5)</text:p>
          </table:table-cell>
          <table:table-cell office:value-type="string">
            <text:p>3075.61k</text:p>
          </table:table-cell>
          <table:table-cell office:value-type="string">
            <text:p>10241.88k</text:p>
          </table:table-cell>
          <table:table-cell office:value-type="string">
            <text:p>26669.65k</text:p>
          </table:table-cell>
          <table:table-cell office:value-type="string">
            <text:p>44729.00k</text:p>
          </table:table-cell>
          <table:table-cell office:value-type="string">
            <text:p>55386.11k</text:p>
          </table:table-cell>
          <table:table-cell table:number-columns-repeated="5"/>
        </table:table-row>
        <table:table-row table:style-name="ro1">
          <table:table-cell office:value-type="string">
            <text:p>sha1</text:p>
          </table:table-cell>
          <table:table-cell office:value-type="string">
            <text:p>2115.34k</text:p>
          </table:table-cell>
          <table:table-cell office:value-type="string">
            <text:p>6823.83k</text:p>
          </table:table-cell>
          <table:table-cell office:value-type="string">
            <text:p>16264.45k</text:p>
          </table:table-cell>
          <table:table-cell office:value-type="string">
            <text:p>25053.18k</text:p>
          </table:table-cell>
          <table:table-cell office:value-type="string">
            <text:p>30121.35k</text:p>
          </table:table-cell>
          <table:table-cell table:number-columns-repeated="5"/>
        </table:table-row>
        <table:table-row table:style-name="ro1">
          <table:table-cell office:value-type="string">
            <text:p>rmd160</text:p>
          </table:table-cell>
          <table:table-cell office:value-type="string">
            <text:p>1487.88k</text:p>
          </table:table-cell>
          <table:table-cell office:value-type="string">
            <text:p>4783.96k</text:p>
          </table:table-cell>
          <table:table-cell office:value-type="string">
            <text:p>10707.71k</text:p>
          </table:table-cell>
          <table:table-cell office:value-type="string">
            <text:p>15800.32k</text:p>
          </table:table-cell>
          <table:table-cell office:value-type="string">
            <text:p>19303.08k</text:p>
          </table:table-cell>
          <table:table-cell table:number-columns-repeated="5"/>
        </table:table-row>
        <table:table-row table:style-name="ro1">
          <table:table-cell office:value-type="string">
            <text:p>rc4</text:p>
          </table:table-cell>
          <table:table-cell office:value-type="string">
            <text:p>34205.43k</text:p>
          </table:table-cell>
          <table:table-cell office:value-type="string">
            <text:p>39535.98k</text:p>
          </table:table-cell>
          <table:table-cell office:value-type="string">
            <text:p>41215.83k</text:p>
          </table:table-cell>
          <table:table-cell office:value-type="string">
            <text:p>41561.43k</text:p>
          </table:table-cell>
          <table:table-cell office:value-type="string">
            <text:p>41570.04k</text:p>
          </table:table-cell>
          <table:table-cell table:number-columns-repeated="5"/>
        </table:table-row>
        <table:table-row table:style-name="ro1">
          <table:table-cell office:value-type="string">
            <text:p>des</text:p>
          </table:table-cell>
          <table:table-cell office:value-type="string">
            <text:p>cbc</text:p>
          </table:table-cell>
          <table:table-cell office:value-type="string">
            <text:p>6251.12k</text:p>
          </table:table-cell>
          <table:table-cell office:value-type="string">
            <text:p>6605.08k</text:p>
          </table:table-cell>
          <table:table-cell office:value-type="string">
            <text:p>6686.81k</text:p>
          </table:table-cell>
          <table:table-cell office:value-type="string">
            <text:p>6713.01k</text:p>
          </table:table-cell>
          <table:table-cell office:value-type="string">
            <text:p>6707.54k</text:p>
          </table:table-cell>
          <table:table-cell table:number-columns-repeated="4"/>
        </table:table-row>
        <table:table-row table:style-name="ro1">
          <table:table-cell office:value-type="string">
            <text:p>des</text:p>
          </table:table-cell>
          <table:table-cell office:value-type="string">
            <text:p>ede3</text:p>
          </table:table-cell>
          <table:table-cell office:value-type="string">
            <text:p>2326.45k</text:p>
          </table:table-cell>
          <table:table-cell office:value-type="string">
            <text:p>2368.36k</text:p>
          </table:table-cell>
          <table:table-cell office:value-type="string">
            <text:p>2385.83k</text:p>
          </table:table-cell>
          <table:table-cell office:value-type="string">
            <text:p>2397.53k</text:p>
          </table:table-cell>
          <table:table-cell office:value-type="string">
            <text:p>2391.84k</text:p>
          </table:table-cell>
          <table:table-cell table:number-columns-repeated="4"/>
        </table:table-row>
        <table:table-row table:style-name="ro1">
          <table:table-cell office:value-type="string">
            <text:p>idea</text:p>
          </table:table-cell>
          <table:table-cell office:value-type="string">
            <text:p>cbc</text:p>
          </table:table-cell>
          <table:table-cell office:value-type="string">
            <text:p>8758.77k</text:p>
          </table:table-cell>
          <table:table-cell office:value-type="string">
            <text:p>9421.31k</text:p>
          </table:table-cell>
          <table:table-cell office:value-type="string">
            <text:p>9607.34k</text:p>
          </table:table-cell>
          <table:table-cell office:value-type="string">
            <text:p>9653.93k</text:p>
          </table:table-cell>
          <table:table-cell office:value-type="string">
            <text:p>9687.93k</text:p>
          </table:table-cell>
          <table:table-cell table:number-columns-repeated="4"/>
        </table:table-row>
        <table:table-row table:style-name="ro1">
          <table:table-cell office:value-type="string">
            <text:p>seed</text:p>
          </table:table-cell>
          <table:table-cell office:value-type="string">
            <text:p>cbc</text:p>
          </table:table-cell>
          <table:table-cell office:value-type="string">
            <text:p>8274.52k</text:p>
          </table:table-cell>
          <table:table-cell office:value-type="string">
            <text:p>9036.46k</text:p>
          </table:table-cell>
          <table:table-cell office:value-type="string">
            <text:p>9264.64k</text:p>
          </table:table-cell>
          <table:table-cell office:value-type="string">
            <text:p>9321.47k</text:p>
          </table:table-cell>
          <table:table-cell office:value-type="string">
            <text:p>9284.27k</text:p>
          </table:table-cell>
          <table:table-cell table:number-columns-repeated="4"/>
        </table:table-row>
        <table:table-row table:style-name="ro1">
          <table:table-cell office:value-type="string">
            <text:p>rc2</text:p>
          </table:table-cell>
          <table:table-cell office:value-type="string">
            <text:p>cbc</text:p>
          </table:table-cell>
          <table:table-cell office:value-type="string">
            <text:p>6047.90k</text:p>
          </table:table-cell>
          <table:table-cell office:value-type="string">
            <text:p>6354.82k</text:p>
          </table:table-cell>
          <table:table-cell office:value-type="string">
            <text:p>6458.82k</text:p>
          </table:table-cell>
          <table:table-cell office:value-type="string">
            <text:p>6465.19k</text:p>
          </table:table-cell>
          <table:table-cell office:value-type="string">
            <text:p>6485.33k</text:p>
          </table:table-cell>
          <table:table-cell table:number-columns-repeated="4"/>
        </table:table-row>
        <table:table-row table:style-name="ro1">
          <table:table-cell office:value-type="string">
            <text:p>rc5-32/12</text:p>
          </table:table-cell>
          <table:table-cell office:value-type="string">
            <text:p>cbc</text:p>
          </table:table-cell>
          <table:table-cell office:value-type="string">
            <text:p>16204.47k</text:p>
          </table:table-cell>
          <table:table-cell office:value-type="string">
            <text:p>18649.32k</text:p>
          </table:table-cell>
          <table:table-cell office:value-type="string">
            <text:p>19367.94k</text:p>
          </table:table-cell>
          <table:table-cell office:value-type="string">
            <text:p>19560.11k</text:p>
          </table:table-cell>
          <table:table-cell office:value-type="string">
            <text:p>19649.84k</text:p>
          </table:table-cell>
          <table:table-cell table:number-columns-repeated="4"/>
        </table:table-row>
        <table:table-row table:style-name="ro1">
          <table:table-cell office:value-type="string">
            <text:p>blowfish</text:p>
          </table:table-cell>
          <table:table-cell office:value-type="string">
            <text:p>cbc</text:p>
          </table:table-cell>
          <table:table-cell office:value-type="string">
            <text:p>11934.03k</text:p>
          </table:table-cell>
          <table:table-cell office:value-type="string">
            <text:p>13189.85k</text:p>
          </table:table-cell>
          <table:table-cell office:value-type="string">
            <text:p>13546.92k</text:p>
          </table:table-cell>
          <table:table-cell office:value-type="string">
            <text:p>13633.19k</text:p>
          </table:table-cell>
          <table:table-cell office:value-type="string">
            <text:p>13486.76k</text:p>
          </table:table-cell>
          <table:table-cell table:number-columns-repeated="4"/>
        </table:table-row>
        <table:table-row table:style-name="ro1">
          <table:table-cell office:value-type="string">
            <text:p>cast</text:p>
          </table:table-cell>
          <table:table-cell office:value-type="string">
            <text:p>cbc</text:p>
          </table:table-cell>
          <table:table-cell office:value-type="string">
            <text:p>10797.59k</text:p>
          </table:table-cell>
          <table:table-cell office:value-type="string">
            <text:p>11828.46k</text:p>
          </table:table-cell>
          <table:table-cell office:value-type="string">
            <text:p>12156.58k</text:p>
          </table:table-cell>
          <table:table-cell office:value-type="string">
            <text:p>12187.65k</text:p>
          </table:table-cell>
          <table:table-cell office:value-type="string">
            <text:p>12050.43k</text:p>
          </table:table-cell>
          <table:table-cell table:number-columns-repeated="4"/>
        </table:table-row>
        <table:table-row table:style-name="ro1">
          <table:table-cell office:value-type="string">
            <text:p>aes-128</text:p>
          </table:table-cell>
          <table:table-cell office:value-type="string">
            <text:p>cbc</text:p>
          </table:table-cell>
          <table:table-cell office:value-type="string">
            <text:p>12978.72k</text:p>
          </table:table-cell>
          <table:table-cell office:value-type="string">
            <text:p>14708.69k</text:p>
          </table:table-cell>
          <table:table-cell office:value-type="string">
            <text:p>15387.40k</text:p>
          </table:table-cell>
          <table:table-cell office:value-type="string">
            <text:p>15472.93k</text:p>
          </table:table-cell>
          <table:table-cell office:value-type="string">
            <text:p>15529.06k</text:p>
          </table:table-cell>
          <table:table-cell table:number-columns-repeated="4"/>
        </table:table-row>
        <table:table-row table:style-name="ro1">
          <table:table-cell office:value-type="string">
            <text:p>aes-192</text:p>
          </table:table-cell>
          <table:table-cell office:value-type="string">
            <text:p>cbc</text:p>
          </table:table-cell>
          <table:table-cell office:value-type="string">
            <text:p>11441.49k</text:p>
          </table:table-cell>
          <table:table-cell office:value-type="string">
            <text:p>12834.60k</text:p>
          </table:table-cell>
          <table:table-cell office:value-type="string">
            <text:p>13315.69k</text:p>
          </table:table-cell>
          <table:table-cell office:value-type="string">
            <text:p>13453.78k</text:p>
          </table:table-cell>
          <table:table-cell office:value-type="string">
            <text:p>13430.80k</text:p>
          </table:table-cell>
          <table:table-cell table:number-columns-repeated="4"/>
        </table:table-row>
        <table:table-row table:style-name="ro1">
          <table:table-cell office:value-type="string">
            <text:p>aes-256</text:p>
          </table:table-cell>
          <table:table-cell office:value-type="string">
            <text:p>cbc</text:p>
          </table:table-cell>
          <table:table-cell office:value-type="string">
            <text:p>10267.01k</text:p>
          </table:table-cell>
          <table:table-cell office:value-type="string">
            <text:p>11409.83k</text:p>
          </table:table-cell>
          <table:table-cell office:value-type="string">
            <text:p>11744.41k</text:p>
          </table:table-cell>
          <table:table-cell office:value-type="string">
            <text:p>11812.86k</text:p>
          </table:table-cell>
          <table:table-cell office:value-type="string">
            <text:p>11859.64k</text:p>
          </table:table-cell>
          <table:table-cell table:number-columns-repeated="4"/>
        </table:table-row>
        <table:table-row table:style-name="ro1">
          <table:table-cell office:value-type="string">
            <text:p>camellia-128</text:p>
          </table:table-cell>
          <table:table-cell office:value-type="string">
            <text:p>cbc</text:p>
          </table:table-cell>
          <table:table-cell office:value-type="string">
            <text:p>9312.98k</text:p>
          </table:table-cell>
          <table:table-cell office:value-type="string">
            <text:p>10278.89k</text:p>
          </table:table-cell>
          <table:table-cell office:value-type="string">
            <text:p>10572.46k</text:p>
          </table:table-cell>
          <table:table-cell office:value-type="string">
            <text:p>10646.19k</text:p>
          </table:table-cell>
          <table:table-cell office:value-type="string">
            <text:p>10657.82k</text:p>
          </table:table-cell>
          <table:table-cell table:number-columns-repeated="4"/>
        </table:table-row>
        <table:table-row table:style-name="ro1">
          <table:table-cell office:value-type="string">
            <text:p>camellia-192</text:p>
          </table:table-cell>
          <table:table-cell office:value-type="string">
            <text:p>cbc</text:p>
          </table:table-cell>
          <table:table-cell office:value-type="string">
            <text:p>7541.38k</text:p>
          </table:table-cell>
          <table:table-cell office:value-type="string">
            <text:p>8140.71k</text:p>
          </table:table-cell>
          <table:table-cell office:value-type="string">
            <text:p>8325.63k</text:p>
          </table:table-cell>
          <table:table-cell office:value-type="string">
            <text:p>8370.18k</text:p>
          </table:table-cell>
          <table:table-cell office:value-type="string">
            <text:p>8361.30k</text:p>
          </table:table-cell>
          <table:table-cell table:number-columns-repeated="4"/>
        </table:table-row>
        <table:table-row table:style-name="ro1">
          <table:table-cell office:value-type="string">
            <text:p>camellia-256</text:p>
          </table:table-cell>
          <table:table-cell office:value-type="string">
            <text:p>cbc</text:p>
          </table:table-cell>
          <table:table-cell office:value-type="string">
            <text:p>7513.97k</text:p>
          </table:table-cell>
          <table:table-cell office:value-type="string">
            <text:p>8138.65k</text:p>
          </table:table-cell>
          <table:table-cell office:value-type="string">
            <text:p>8297.98k</text:p>
          </table:table-cell>
          <table:table-cell office:value-type="string">
            <text:p>8351.40k</text:p>
          </table:table-cell>
          <table:table-cell office:value-type="string">
            <text:p>8347.65k</text:p>
          </table:table-cell>
          <table:table-cell table:number-columns-repeated="4"/>
        </table:table-row>
        <table:table-row table:style-name="ro1">
          <table:table-cell office:value-type="string">
            <text:p>sha256</text:p>
          </table:table-cell>
          <table:table-cell office:value-type="string">
            <text:p>3598.03k</text:p>
          </table:table-cell>
          <table:table-cell office:value-type="string">
            <text:p>8377.26k</text:p>
          </table:table-cell>
          <table:table-cell office:value-type="string">
            <text:p>14605.57k</text:p>
          </table:table-cell>
          <table:table-cell office:value-type="string">
            <text:p>17979.39k</text:p>
          </table:table-cell>
          <table:table-cell office:value-type="string">
            <text:p>19300.35k</text:p>
          </table:table-cell>
          <table:table-cell table:number-columns-repeated="5"/>
        </table:table-row>
        <table:table-row table:style-name="ro1">
          <table:table-cell office:value-type="string">
            <text:p>sha512</text:p>
          </table:table-cell>
          <table:table-cell office:value-type="string">
            <text:p>1080.74k</text:p>
          </table:table-cell>
          <table:table-cell office:value-type="string">
            <text:p>4322.82k</text:p>
          </table:table-cell>
          <table:table-cell office:value-type="string">
            <text:p>6151.85k</text:p>
          </table:table-cell>
          <table:table-cell office:value-type="string">
            <text:p>8416.32k</text:p>
          </table:table-cell>
          <table:table-cell office:value-type="string">
            <text:p>9418.07k</text:p>
          </table:table-cell>
          <table:table-cell table:number-columns-repeated="5"/>
        </table:table-row>
        <table:table-row table:style-name="ro1">
          <table:table-cell office:value-type="string">
            <text:p>whirlpool</text:p>
          </table:table-cell>
          <table:table-cell office:value-type="string">
            <text:p>361.82k</text:p>
          </table:table-cell>
          <table:table-cell office:value-type="string">
            <text:p>729.24k</text:p>
          </table:table-cell>
          <table:table-cell office:value-type="string">
            <text:p>1186.42k</text:p>
          </table:table-cell>
          <table:table-cell office:value-type="string">
            <text:p>1425.38k</text:p>
          </table:table-cell>
          <table:table-cell office:value-type="string">
            <text:p>1512.79k</text:p>
          </table:table-cell>
          <table:table-cell table:number-columns-repeated="5"/>
        </table:table-row>
        <table:table-row table:style-name="ro1">
          <table:table-cell office:value-type="string">
            <text:p>aes-128</text:p>
          </table:table-cell>
          <table:table-cell office:value-type="string">
            <text:p>ige</text:p>
          </table:table-cell>
          <table:table-cell office:value-type="string">
            <text:p>11702.57k</text:p>
          </table:table-cell>
          <table:table-cell office:value-type="string">
            <text:p>13853.45k</text:p>
          </table:table-cell>
          <table:table-cell office:value-type="string">
            <text:p>14429.53k</text:p>
          </table:table-cell>
          <table:table-cell office:value-type="string">
            <text:p>14671.38k</text:p>
          </table:table-cell>
          <table:table-cell office:value-type="string">
            <text:p>14057.47k</text:p>
          </table:table-cell>
          <table:table-cell table:number-columns-repeated="4"/>
        </table:table-row>
        <table:table-row table:style-name="ro1">
          <table:table-cell office:value-type="string">
            <text:p>aes-192</text:p>
          </table:table-cell>
          <table:table-cell office:value-type="string">
            <text:p>ige</text:p>
          </table:table-cell>
          <table:table-cell office:value-type="string">
            <text:p>10468.67k</text:p>
          </table:table-cell>
          <table:table-cell office:value-type="string">
            <text:p>12165.24k</text:p>
          </table:table-cell>
          <table:table-cell office:value-type="string">
            <text:p>12628.24k</text:p>
          </table:table-cell>
          <table:table-cell office:value-type="string">
            <text:p>12743.72k</text:p>
          </table:table-cell>
          <table:table-cell office:value-type="string">
            <text:p>12331.69k</text:p>
          </table:table-cell>
          <table:table-cell table:number-columns-repeated="4"/>
        </table:table-row>
        <table:table-row table:style-name="ro1">
          <table:table-cell office:value-type="string">
            <text:p>aes-256</text:p>
          </table:table-cell>
          <table:table-cell office:value-type="string">
            <text:p>ige</text:p>
          </table:table-cell>
          <table:table-cell office:value-type="string">
            <text:p>9505.78k</text:p>
          </table:table-cell>
          <table:table-cell office:value-type="string">
            <text:p>10831.25k</text:p>
          </table:table-cell>
          <table:table-cell office:value-type="string">
            <text:p>11205.36k</text:p>
          </table:table-cell>
          <table:table-cell office:value-type="string">
            <text:p>11333.43k</text:p>
          </table:table-cell>
          <table:table-cell office:value-type="string">
            <text:p>10982.74k</text:p>
          </table:table-cell>
          <table:table-cell table:number-columns-repeated="4"/>
        </table:table-row>
        <table:table-row table:style-name="ro1">
          <table:table-cell office:value-type="string">
            <text:p>ghash</text:p>
          </table:table-cell>
          <table:table-cell office:value-type="string">
            <text:p>15681.70k</text:p>
          </table:table-cell>
          <table:table-cell office:value-type="string">
            <text:p>17279.32k</text:p>
          </table:table-cell>
          <table:table-cell office:value-type="string">
            <text:p>17770.84k</text:p>
          </table:table-cell>
          <table:table-cell office:value-type="string">
            <text:p>17894.06k</text:p>
          </table:table-cell>
          <table:table-cell office:value-type="string">
            <text:p>17940.48k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gn</text:p>
          </table:table-cell>
          <table:table-cell office:value-type="string">
            <text:p>verify</text:p>
          </table:table-cell>
          <table:table-cell office:value-type="string">
            <text:p>sign/s</text:p>
          </table:table-cell>
          <table:table-cell office:value-type="string">
            <text:p>verify/s</text:p>
          </table:table-cell>
          <table:table-cell table:number-columns-repeated="6"/>
        </table:table-row>
        <table:table-row table:style-name="ro1">
          <table:table-cell office:value-type="string">
            <text:p>rsa</text:p>
          </table:table-cell>
          <table:table-cell office:value-type="float" office:value="512">
            <text:p>512</text:p>
          </table:table-cell>
          <table:table-cell office:value-type="string">
            <text:p>bits</text:p>
          </table:table-cell>
          <table:table-cell office:value-type="string">
            <text:p>0.002185s</text:p>
          </table:table-cell>
          <table:table-cell office:value-type="string">
            <text:p>0.000217s</text:p>
          </table:table-cell>
          <table:table-cell office:value-type="float" office:value="457.6">
            <text:p>457.6</text:p>
          </table:table-cell>
          <table:table-cell office:value-type="float" office:value="4611.1">
            <text:p>4611.1</text:p>
          </table:table-cell>
          <table:table-cell table:number-columns-repeated="4"/>
        </table:table-row>
        <table:table-row table:style-name="ro1">
          <table:table-cell office:value-type="string">
            <text:p>rsa</text:p>
          </table:table-cell>
          <table:table-cell office:value-type="float" office:value="1024">
            <text:p>1024</text:p>
          </table:table-cell>
          <table:table-cell office:value-type="string">
            <text:p>bits</text:p>
          </table:table-cell>
          <table:table-cell office:value-type="string">
            <text:p>0.011325s</text:p>
          </table:table-cell>
          <table:table-cell office:value-type="string">
            <text:p>0.000640s</text:p>
          </table:table-cell>
          <table:table-cell office:value-type="float" office:value="88.3">
            <text:p>88.3</text:p>
          </table:table-cell>
          <table:table-cell office:value-type="float" office:value="1563.5">
            <text:p>1563.5</text:p>
          </table:table-cell>
          <table:table-cell table:number-columns-repeated="4"/>
        </table:table-row>
        <table:table-row table:style-name="ro1">
          <table:table-cell office:value-type="string">
            <text:p>rsa</text:p>
          </table:table-cell>
          <table:table-cell office:value-type="float" office:value="2048">
            <text:p>2048</text:p>
          </table:table-cell>
          <table:table-cell office:value-type="string">
            <text:p>bits</text:p>
          </table:table-cell>
          <table:table-cell office:value-type="string">
            <text:p>0.074296s</text:p>
          </table:table-cell>
          <table:table-cell office:value-type="string">
            <text:p>0.002289s</text:p>
          </table:table-cell>
          <table:table-cell office:value-type="float" office:value="13.5">
            <text:p>13.5</text:p>
          </table:table-cell>
          <table:table-cell office:value-type="float" office:value="436.8">
            <text:p>436.8</text:p>
          </table:table-cell>
          <table:table-cell table:number-columns-repeated="4"/>
        </table:table-row>
        <table:table-row table:style-name="ro1">
          <table:table-cell office:value-type="string">
            <text:p>rsa</text:p>
          </table:table-cell>
          <table:table-cell office:value-type="float" office:value="4096">
            <text:p>4096</text:p>
          </table:table-cell>
          <table:table-cell office:value-type="string">
            <text:p>bits</text:p>
          </table:table-cell>
          <table:table-cell office:value-type="string">
            <text:p>0.544211s</text:p>
          </table:table-cell>
          <table:table-cell office:value-type="string">
            <text:p>0.008741s</text:p>
          </table:table-cell>
          <table:table-cell office:value-type="float" office:value="1.8">
            <text:p>1.8</text:p>
          </table:table-cell>
          <table:table-cell office:value-type="float" office:value="114.4">
            <text:p>114.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gn</text:p>
          </table:table-cell>
          <table:table-cell office:value-type="string">
            <text:p>verify</text:p>
          </table:table-cell>
          <table:table-cell office:value-type="string">
            <text:p>sign/s</text:p>
          </table:table-cell>
          <table:table-cell office:value-type="string">
            <text:p>verify/s</text:p>
          </table:table-cell>
          <table:table-cell table:number-columns-repeated="6"/>
        </table:table-row>
        <table:table-row table:style-name="ro1">
          <table:table-cell office:value-type="string">
            <text:p>dsa</text:p>
          </table:table-cell>
          <table:table-cell office:value-type="float" office:value="512">
            <text:p>512</text:p>
          </table:table-cell>
          <table:table-cell office:value-type="string">
            <text:p>bits</text:p>
          </table:table-cell>
          <table:table-cell office:value-type="string">
            <text:p>0.002157s</text:p>
          </table:table-cell>
          <table:table-cell office:value-type="string">
            <text:p>0.002262s</text:p>
          </table:table-cell>
          <table:table-cell office:value-type="float" office:value="463.5">
            <text:p>463.5</text:p>
          </table:table-cell>
          <table:table-cell office:value-type="float" office:value="442">
            <text:p>442</text:p>
          </table:table-cell>
          <table:table-cell table:number-columns-repeated="4"/>
        </table:table-row>
        <table:table-row table:style-name="ro1">
          <table:table-cell office:value-type="string">
            <text:p>dsa</text:p>
          </table:table-cell>
          <table:table-cell office:value-type="float" office:value="1024">
            <text:p>1024</text:p>
          </table:table-cell>
          <table:table-cell office:value-type="string">
            <text:p>bits</text:p>
          </table:table-cell>
          <table:table-cell office:value-type="string">
            <text:p>0.006234s</text:p>
          </table:table-cell>
          <table:table-cell office:value-type="string">
            <text:p>0.007123s</text:p>
          </table:table-cell>
          <table:table-cell office:value-type="float" office:value="160.4">
            <text:p>160.4</text:p>
          </table:table-cell>
          <table:table-cell office:value-type="float" office:value="140.4">
            <text:p>140.4</text:p>
          </table:table-cell>
          <table:table-cell table:number-columns-repeated="4"/>
        </table:table-row>
        <table:table-row table:style-name="ro1">
          <table:table-cell office:value-type="string">
            <text:p>dsa</text:p>
          </table:table-cell>
          <table:table-cell office:value-type="float" office:value="2048">
            <text:p>2048</text:p>
          </table:table-cell>
          <table:table-cell office:value-type="string">
            <text:p>bits</text:p>
          </table:table-cell>
          <table:table-cell office:value-type="string">
            <text:p>0.022247s</text:p>
          </table:table-cell>
          <table:table-cell office:value-type="string">
            <text:p>0.025884s</text:p>
          </table:table-cell>
          <table:table-cell office:value-type="float" office:value="44.9">
            <text:p>44.9</text:p>
          </table:table-cell>
          <table:table-cell office:value-type="float" office:value="38.6">
            <text:p>38.6</text:p>
          </table:table-cell>
          <table:table-cell table:number-columns-repeated="4"/>
        </table:table-row>
      </table:table>
      <table:table table:name="工作表4" table:style-name="ta1">
        <table:table-column table:style-name="co1" table:number-columns-repeated="1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>
            <text:p>md2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office:value-type="string">
            <text:p>md2</text:p>
          </table:table-cell>
          <table:table-cell/>
          <table:table-cell office:value-type="float" office:value="2383.64">
            <text:p>2383.64</text:p>
          </table:table-cell>
          <table:table-cell office:value-type="float" office:value="4878.75">
            <text:p>4878.75</text:p>
          </table:table-cell>
          <table:table-cell office:value-type="float" office:value="6571.18">
            <text:p>6571.18</text:p>
          </table:table-cell>
          <table:table-cell office:value-type="float" office:value="7221.77">
            <text:p>7221.77</text:p>
          </table:table-cell>
          <table:table-cell office:value-type="float" office:value="7378.26">
            <text:p>7378.26</text:p>
          </table:table-cell>
          <table:table-cell/>
          <table:table-cell table:style-name="Default" office:value-type="string">
            <text:p>md2</text:p>
          </table:table-cell>
          <table:table-cell/>
          <table:table-cell table:formula="of:=[.K1]/[.C1]" office:value-type="float" office:value="0">
            <text:p>#DIV/0!</text:p>
          </table:table-cell>
          <table:table-cell table:formula="of:=[.L1]/[.D1]" office:value-type="float" office:value="0">
            <text:p>#DIV/0!</text:p>
          </table:table-cell>
          <table:table-cell table:formula="of:=[.M1]/[.E1]" office:value-type="float" office:value="0">
            <text:p>#DIV/0!</text:p>
          </table:table-cell>
          <table:table-cell table:formula="of:=[.N1]/[.F1]" office:value-type="float" office:value="0">
            <text:p>#DIV/0!</text:p>
          </table:table-cell>
          <table:table-cell table:formula="of:=[.O1]/[.G1]" office:value-type="float" office:value="0">
            <text:p>#DIV/0!</text:p>
          </table:table-cell>
        </table:table-row>
        <table:table-row table:style-name="ro1">
          <table:table-cell office:value-type="string">
            <text:p>mdc2</text:p>
          </table:table-cell>
          <table:table-cell/>
          <table:table-cell office:value-type="float" office:value="724.41">
            <text:p>724.41</text:p>
          </table:table-cell>
          <table:table-cell office:value-type="float" office:value="933.06">
            <text:p>933.06</text:p>
          </table:table-cell>
          <table:table-cell office:value-type="float" office:value="1024.68">
            <text:p>1024.68</text:p>
          </table:table-cell>
          <table:table-cell office:value-type="float" office:value="1063.59">
            <text:p>1063.59</text:p>
          </table:table-cell>
          <table:table-cell office:value-type="float" office:value="1075.88">
            <text:p>1075.88</text:p>
          </table:table-cell>
          <table:table-cell/>
          <table:table-cell office:value-type="string">
            <text:p>mdc2</text:p>
          </table:table-cell>
          <table:table-cell/>
          <table:table-cell table:number-columns-repeated="5" office:value-type="float" office:value="0">
            <text:p>0</text:p>
          </table:table-cell>
          <table:table-cell/>
          <table:table-cell table:style-name="Default" office:value-type="string">
            <text:p>mdc2</text:p>
          </table:table-cell>
          <table:table-cell/>
          <table:table-cell table:formula="of:=[.K2]/[.C2]" office:value-type="float" office:value="0">
            <text:p>0</text:p>
          </table:table-cell>
          <table:table-cell table:formula="of:=[.L2]/[.D2]" office:value-type="float" office:value="0">
            <text:p>0</text:p>
          </table:table-cell>
          <table:table-cell table:formula="of:=[.M2]/[.E2]" office:value-type="float" office:value="0">
            <text:p>0</text:p>
          </table:table-cell>
          <table:table-cell table:formula="of:=[.N2]/[.F2]" office:value-type="float" office:value="0">
            <text:p>0</text:p>
          </table:table-cell>
          <table:table-cell table:formula="of:=[.O2]/[.G2]" office:value-type="float" office:value="0">
            <text:p>0</text:p>
          </table:table-cell>
        </table:table-row>
        <table:table-row table:style-name="ro1">
          <table:table-cell office:value-type="string">
            <text:p>md4</text:p>
          </table:table-cell>
          <table:table-cell/>
          <table:table-cell office:value-type="float" office:value="2547.83">
            <text:p>2547.83</text:p>
          </table:table-cell>
          <table:table-cell office:value-type="float" office:value="9441.28">
            <text:p>9441.28</text:p>
          </table:table-cell>
          <table:table-cell office:value-type="float" office:value="27284.48">
            <text:p>27284.48</text:p>
          </table:table-cell>
          <table:table-cell office:value-type="float" office:value="51824.98">
            <text:p>51824.98</text:p>
          </table:table-cell>
          <table:table-cell office:value-type="float" office:value="69894.14">
            <text:p>69894.14</text:p>
          </table:table-cell>
          <table:table-cell/>
          <table:table-cell office:value-type="string">
            <text:p>md4</text:p>
          </table:table-cell>
          <table:table-cell/>
          <table:table-cell office:value-type="float" office:value="68363.58">
            <text:p>68363.58</text:p>
          </table:table-cell>
          <table:table-cell office:value-type="float" office:value="212686.85">
            <text:p>212686.85</text:p>
          </table:table-cell>
          <table:table-cell office:value-type="float" office:value="511313.08">
            <text:p>511313.08</text:p>
          </table:table-cell>
          <table:table-cell office:value-type="float" office:value="791088.81">
            <text:p>791088.81</text:p>
          </table:table-cell>
          <table:table-cell office:value-type="float" office:value="947326.72">
            <text:p>947326.72</text:p>
          </table:table-cell>
          <table:table-cell/>
          <table:table-cell table:style-name="Default" office:value-type="string">
            <text:p>md4</text:p>
          </table:table-cell>
          <table:table-cell/>
          <table:table-cell table:formula="of:=[.K3]/[.C3]" office:value-type="float" office:value="26.8320806333233">
            <text:p>26.8320806333</text:p>
          </table:table-cell>
          <table:table-cell table:formula="of:=[.L3]/[.D3]" office:value-type="float" office:value="22.5273320990374">
            <text:p>22.527332099</text:p>
          </table:table-cell>
          <table:table-cell table:formula="of:=[.M3]/[.E3]" office:value-type="float" office:value="18.7400705455996">
            <text:p>18.7400705456</text:p>
          </table:table-cell>
          <table:table-cell table:formula="of:=[.N3]/[.F3]" office:value-type="float" office:value="15.2646235464056">
            <text:p>15.2646235464</text:p>
          </table:table-cell>
          <table:table-cell table:formula="of:=[.O3]/[.G3]" office:value-type="float" office:value="13.5537359784382">
            <text:p>13.5537359784</text:p>
          </table:table-cell>
        </table:table-row>
        <table:table-row table:style-name="ro1">
          <table:table-cell office:value-type="string">
            <text:p>md5</text:p>
          </table:table-cell>
          <table:table-cell/>
          <table:table-cell office:value-type="float" office:value="1954.05">
            <text:p>1954.05</text:p>
          </table:table-cell>
          <table:table-cell office:value-type="float" office:value="7217.96">
            <text:p>7217.96</text:p>
          </table:table-cell>
          <table:table-cell office:value-type="float" office:value="20805.95">
            <text:p>20805.95</text:p>
          </table:table-cell>
          <table:table-cell office:value-type="float" office:value="39365.29">
            <text:p>39365.29</text:p>
          </table:table-cell>
          <table:table-cell office:value-type="float" office:value="53226.15">
            <text:p>53226.15</text:p>
          </table:table-cell>
          <table:table-cell/>
          <table:table-cell office:value-type="string">
            <text:p>md5</text:p>
          </table:table-cell>
          <table:table-cell/>
          <table:table-cell office:value-type="float" office:value="51797.92">
            <text:p>51797.92</text:p>
          </table:table-cell>
          <table:table-cell office:value-type="float" office:value="151127.62">
            <text:p>151127.62</text:p>
          </table:table-cell>
          <table:table-cell office:value-type="float" office:value="334214.25">
            <text:p>334214.25</text:p>
          </table:table-cell>
          <table:table-cell office:value-type="float" office:value="488117.93">
            <text:p>488117.93</text:p>
          </table:table-cell>
          <table:table-cell office:value-type="float" office:value="558045.07">
            <text:p>558045.07</text:p>
          </table:table-cell>
          <table:table-cell/>
          <table:table-cell table:style-name="Default" office:value-type="string">
            <text:p>md5</text:p>
          </table:table-cell>
          <table:table-cell/>
          <table:table-cell table:formula="of:=[.K4]/[.C4]" office:value-type="float" office:value="26.5079808602646">
            <text:p>26.5079808603</text:p>
          </table:table-cell>
          <table:table-cell table:formula="of:=[.L4]/[.D4]" office:value-type="float" office:value="20.9377192447728">
            <text:p>20.9377192448</text:p>
          </table:table-cell>
          <table:table-cell table:formula="of:=[.M4]/[.E4]" office:value-type="float" office:value="16.0633977299763">
            <text:p>16.06339773</text:p>
          </table:table-cell>
          <table:table-cell table:formula="of:=[.N4]/[.F4]" office:value-type="float" office:value="12.3997036475535">
            <text:p>12.3997036476</text:p>
          </table:table-cell>
          <table:table-cell table:formula="of:=[.O4]/[.G4]" office:value-type="float" office:value="10.4844154611972">
            <text:p>10.4844154612</text:p>
          </table:table-cell>
        </table:table-row>
        <table:table-row table:style-name="ro2">
          <table:table-cell office:value-type="string">
            <text:p>hmac(md5)</text:p>
          </table:table-cell>
          <table:table-cell/>
          <table:table-cell office:value-type="float" office:value="3075.61">
            <text:p>3075.61</text:p>
          </table:table-cell>
          <table:table-cell office:value-type="float" office:value="10241.88">
            <text:p>10241.88</text:p>
          </table:table-cell>
          <table:table-cell office:value-type="float" office:value="26669.65">
            <text:p>26669.65</text:p>
          </table:table-cell>
          <table:table-cell office:value-type="float" office:value="44729">
            <text:p>44729</text:p>
          </table:table-cell>
          <table:table-cell office:value-type="float" office:value="55386.11">
            <text:p>55386.11</text:p>
          </table:table-cell>
          <table:table-cell/>
          <table:table-cell office:value-type="string">
            <text:p>hmac(md5)</text:p>
          </table:table-cell>
          <table:table-cell/>
          <table:table-cell office:value-type="float" office:value="41405.94">
            <text:p>41405.94</text:p>
          </table:table-cell>
          <table:table-cell office:value-type="float" office:value="127306.13">
            <text:p>127306.13</text:p>
          </table:table-cell>
          <table:table-cell office:value-type="float" office:value="300998.89">
            <text:p>300998.89</text:p>
          </table:table-cell>
          <table:table-cell office:value-type="float" office:value="466581.32">
            <text:p>466581.32</text:p>
          </table:table-cell>
          <table:table-cell office:value-type="float" office:value="556583.59">
            <text:p>556583.59</text:p>
          </table:table-cell>
          <table:table-cell/>
          <table:table-cell table:style-name="Default" office:value-type="string">
            <text:p>hmac(md5)</text:p>
          </table:table-cell>
          <table:table-cell/>
          <table:table-cell table:formula="of:=[.K5]/[.C5]" office:value-type="float" office:value="13.4626756968536">
            <text:p>13.4626756969</text:p>
          </table:table-cell>
          <table:table-cell table:formula="of:=[.L5]/[.D5]" office:value-type="float" office:value="12.4299571953587">
            <text:p>12.4299571954</text:p>
          </table:table-cell>
          <table:table-cell table:formula="of:=[.M5]/[.E5]" office:value-type="float" office:value="11.2861957318525">
            <text:p>11.2861957319</text:p>
          </table:table-cell>
          <table:table-cell table:formula="of:=[.N5]/[.F5]" office:value-type="float" office:value="10.4312933443627">
            <text:p>10.4312933444</text:p>
          </table:table-cell>
          <table:table-cell table:formula="of:=[.O5]/[.G5]" office:value-type="float" office:value="10.0491547429491">
            <text:p>10.0491547429</text:p>
          </table:table-cell>
        </table:table-row>
        <table:table-row table:style-name="ro1">
          <table:table-cell office:value-type="string">
            <text:p>sha1</text:p>
          </table:table-cell>
          <table:table-cell/>
          <table:table-cell office:value-type="float" office:value="2115.34">
            <text:p>2115.34</text:p>
          </table:table-cell>
          <table:table-cell office:value-type="float" office:value="6823.83">
            <text:p>6823.83</text:p>
          </table:table-cell>
          <table:table-cell office:value-type="float" office:value="16264.45">
            <text:p>16264.45</text:p>
          </table:table-cell>
          <table:table-cell office:value-type="float" office:value="25053.18">
            <text:p>25053.18</text:p>
          </table:table-cell>
          <table:table-cell office:value-type="float" office:value="30121.35">
            <text:p>30121.35</text:p>
          </table:table-cell>
          <table:table-cell/>
          <table:table-cell office:value-type="string">
            <text:p>sha1</text:p>
          </table:table-cell>
          <table:table-cell/>
          <table:table-cell office:value-type="float" office:value="56790.52">
            <text:p>56790.52</text:p>
          </table:table-cell>
          <table:table-cell office:value-type="float" office:value="159400.86">
            <text:p>159400.86</text:p>
          </table:table-cell>
          <table:table-cell office:value-type="float" office:value="350879.32">
            <text:p>350879.32</text:p>
          </table:table-cell>
          <table:table-cell office:value-type="float" office:value="500629.83">
            <text:p>500629.83</text:p>
          </table:table-cell>
          <table:table-cell office:value-type="float" office:value="589174.1">
            <text:p>589174.1</text:p>
          </table:table-cell>
          <table:table-cell/>
          <table:table-cell table:style-name="Default" office:value-type="string">
            <text:p>sha1</text:p>
          </table:table-cell>
          <table:table-cell/>
          <table:table-cell table:formula="of:=[.K6]/[.C6]" office:value-type="float" office:value="26.8469938638706">
            <text:p>26.8469938639</text:p>
          </table:table-cell>
          <table:table-cell table:formula="of:=[.L6]/[.D6]" office:value-type="float" office:value="23.3594418383811">
            <text:p>23.3594418384</text:p>
          </table:table-cell>
          <table:table-cell table:formula="of:=[.M6]/[.E6]" office:value-type="float" office:value="21.5733898164401">
            <text:p>21.5733898164</text:p>
          </table:table-cell>
          <table:table-cell table:formula="of:=[.N6]/[.F6]" office:value-type="float" office:value="19.9826860302764">
            <text:p>19.9826860303</text:p>
          </table:table-cell>
          <table:table-cell table:formula="of:=[.O6]/[.G6]" office:value-type="float" office:value="19.5600164003273">
            <text:p>19.5600164003</text:p>
          </table:table-cell>
        </table:table-row>
        <table:table-row table:style-name="ro1">
          <table:table-cell office:value-type="string">
            <text:p>rmd160</text:p>
          </table:table-cell>
          <table:table-cell/>
          <table:table-cell office:value-type="float" office:value="1487.88">
            <text:p>1487.88</text:p>
          </table:table-cell>
          <table:table-cell office:value-type="float" office:value="4783.96">
            <text:p>4783.96</text:p>
          </table:table-cell>
          <table:table-cell office:value-type="float" office:value="10707.71">
            <text:p>10707.71</text:p>
          </table:table-cell>
          <table:table-cell office:value-type="float" office:value="15800.32">
            <text:p>15800.32</text:p>
          </table:table-cell>
          <table:table-cell office:value-type="float" office:value="19303.08">
            <text:p>19303.08</text:p>
          </table:table-cell>
          <table:table-cell/>
          <table:table-cell office:value-type="string">
            <text:p>rmd160</text:p>
          </table:table-cell>
          <table:table-cell/>
          <table:table-cell office:value-type="float" office:value="34653.26">
            <text:p>34653.26</text:p>
          </table:table-cell>
          <table:table-cell office:value-type="float" office:value="84725.91">
            <text:p>84725.91</text:p>
          </table:table-cell>
          <table:table-cell office:value-type="float" office:value="153221.05">
            <text:p>153221.05</text:p>
          </table:table-cell>
          <table:table-cell office:value-type="float" office:value="196000.11">
            <text:p>196000.11</text:p>
          </table:table-cell>
          <table:table-cell office:value-type="float" office:value="210755.58">
            <text:p>210755.58</text:p>
          </table:table-cell>
          <table:table-cell/>
          <table:table-cell table:style-name="Default" office:value-type="string">
            <text:p>rmd160</text:p>
          </table:table-cell>
          <table:table-cell/>
          <table:table-cell table:formula="of:=[.K7]/[.C7]" office:value-type="float" office:value="23.2903594375891">
            <text:p>23.2903594376</text:p>
          </table:table-cell>
          <table:table-cell table:formula="of:=[.L7]/[.D7]" office:value-type="float" office:value="17.7104135486083">
            <text:p>17.7104135486</text:p>
          </table:table-cell>
          <table:table-cell table:formula="of:=[.M7]/[.E7]" office:value-type="float" office:value="14.3094134973771">
            <text:p>14.3094134974</text:p>
          </table:table-cell>
          <table:table-cell table:formula="of:=[.N7]/[.F7]" office:value-type="float" office:value="12.4048190163237">
            <text:p>12.4048190163</text:p>
          </table:table-cell>
          <table:table-cell table:formula="of:=[.O7]/[.G7]" office:value-type="float" office:value="10.9182358463002">
            <text:p>10.9182358463</text:p>
          </table:table-cell>
        </table:table-row>
        <table:table-row table:style-name="ro1">
          <table:table-cell office:value-type="string">
            <text:p>rc4</text:p>
          </table:table-cell>
          <table:table-cell/>
          <table:table-cell office:value-type="float" office:value="34205.43">
            <text:p>34205.43</text:p>
          </table:table-cell>
          <table:table-cell office:value-type="float" office:value="39535.98">
            <text:p>39535.98</text:p>
          </table:table-cell>
          <table:table-cell office:value-type="float" office:value="41215.83">
            <text:p>41215.83</text:p>
          </table:table-cell>
          <table:table-cell office:value-type="float" office:value="41561.43">
            <text:p>41561.43</text:p>
          </table:table-cell>
          <table:table-cell office:value-type="float" office:value="41570.04">
            <text:p>41570.04</text:p>
          </table:table-cell>
          <table:table-cell/>
          <table:table-cell office:value-type="string">
            <text:p>rc4</text:p>
          </table:table-cell>
          <table:table-cell/>
          <table:table-cell office:value-type="float" office:value="361674.21">
            <text:p>361674.21</text:p>
          </table:table-cell>
          <table:table-cell office:value-type="float" office:value="520868.32">
            <text:p>520868.32</text:p>
          </table:table-cell>
          <table:table-cell office:value-type="float" office:value="627862.1">
            <text:p>627862.1</text:p>
          </table:table-cell>
          <table:table-cell office:value-type="float" office:value="671070.55">
            <text:p>671070.55</text:p>
          </table:table-cell>
          <table:table-cell office:value-type="float" office:value="671333.03">
            <text:p>671333.03</text:p>
          </table:table-cell>
          <table:table-cell/>
          <table:table-cell office:value-type="string">
            <text:p>rc4</text:p>
          </table:table-cell>
          <table:table-cell/>
          <table:table-cell table:formula="of:=[.K8]/[.C8]" office:value-type="float" office:value="10.5735905088753">
            <text:p>10.5735905089</text:p>
          </table:table-cell>
          <table:table-cell table:formula="of:=[.L8]/[.D8]" office:value-type="float" office:value="13.1745392424824">
            <text:p>13.1745392425</text:p>
          </table:table-cell>
          <table:table-cell table:formula="of:=[.M8]/[.E8]" office:value-type="float" office:value="15.2335182865418">
            <text:p>15.2335182865</text:p>
          </table:table-cell>
          <table:table-cell table:formula="of:=[.N8]/[.F8]" office:value-type="float" office:value="16.1464740265193">
            <text:p>16.1464740265</text:p>
          </table:table-cell>
          <table:table-cell table:formula="of:=[.O8]/[.G8]" office:value-type="float" office:value="16.1494439264432">
            <text:p>16.1494439264</text:p>
          </table:table-cell>
        </table:table-row>
        <table:table-row table:style-name="ro2">
          <table:table-cell office:value-type="string">
            <text:p>des</text:p>
          </table:table-cell>
          <table:table-cell office:value-type="string">
            <text:p>cbc</text:p>
          </table:table-cell>
          <table:table-cell office:value-type="float" office:value="6251.12">
            <text:p>6251.12</text:p>
          </table:table-cell>
          <table:table-cell office:value-type="float" office:value="6605.08">
            <text:p>6605.08</text:p>
          </table:table-cell>
          <table:table-cell office:value-type="float" office:value="6686.81">
            <text:p>6686.81</text:p>
          </table:table-cell>
          <table:table-cell office:value-type="float" office:value="6713.01">
            <text:p>6713.01</text:p>
          </table:table-cell>
          <table:table-cell office:value-type="float" office:value="6707.54">
            <text:p>6707.54</text:p>
          </table:table-cell>
          <table:table-cell/>
          <table:table-cell office:value-type="string">
            <text:p>des</text:p>
          </table:table-cell>
          <table:table-cell office:value-type="string">
            <text:p>cbc</text:p>
          </table:table-cell>
          <table:table-cell office:value-type="float" office:value="58228.17">
            <text:p>58228.17</text:p>
          </table:table-cell>
          <table:table-cell office:value-type="float" office:value="60246.71">
            <text:p>60246.71</text:p>
          </table:table-cell>
          <table:table-cell office:value-type="float" office:value="60581.21">
            <text:p>60581.21</text:p>
          </table:table-cell>
          <table:table-cell office:value-type="float" office:value="60794.54">
            <text:p>60794.54</text:p>
          </table:table-cell>
          <table:table-cell office:value-type="float" office:value="60314.97">
            <text:p>60314.97</text:p>
          </table:table-cell>
          <table:table-cell/>
          <table:table-cell office:value-type="string">
            <text:p>des</text:p>
          </table:table-cell>
          <table:table-cell/>
          <table:table-cell table:formula="of:=[.K9]/[.C9]" office:value-type="float" office:value="9.3148379810338">
            <text:p>9.314837981</text:p>
          </table:table-cell>
          <table:table-cell table:formula="of:=[.L9]/[.D9]" office:value-type="float" office:value="9.12126878099887">
            <text:p>9.121268781</text:p>
          </table:table-cell>
          <table:table-cell table:formula="of:=[.M9]/[.E9]" office:value-type="float" office:value="9.05980729226642">
            <text:p>9.0598072923</text:p>
          </table:table-cell>
          <table:table-cell table:formula="of:=[.N9]/[.F9]" office:value-type="float" office:value="9.05622664050851">
            <text:p>9.0562266405</text:p>
          </table:table-cell>
          <table:table-cell table:formula="of:=[.O9]/[.G9]" office:value-type="float" office:value="8.9921148438921">
            <text:p>8.9921148439</text:p>
          </table:table-cell>
        </table:table-row>
        <table:table-row table:style-name="ro2">
          <table:table-cell office:value-type="string">
            <text:p>des</text:p>
          </table:table-cell>
          <table:table-cell office:value-type="string">
            <text:p>ede3</text:p>
          </table:table-cell>
          <table:table-cell office:value-type="float" office:value="2326.45">
            <text:p>2326.45</text:p>
          </table:table-cell>
          <table:table-cell office:value-type="float" office:value="2368.36">
            <text:p>2368.36</text:p>
          </table:table-cell>
          <table:table-cell office:value-type="float" office:value="2385.83">
            <text:p>2385.83</text:p>
          </table:table-cell>
          <table:table-cell office:value-type="float" office:value="2397.53">
            <text:p>2397.53</text:p>
          </table:table-cell>
          <table:table-cell office:value-type="float" office:value="2391.84">
            <text:p>2391.84</text:p>
          </table:table-cell>
          <table:table-cell/>
          <table:table-cell office:value-type="string">
            <text:p>des</text:p>
          </table:table-cell>
          <table:table-cell office:value-type="string">
            <text:p>ede3</text:p>
          </table:table-cell>
          <table:table-cell office:value-type="float" office:value="22785.13">
            <text:p>22785.13</text:p>
          </table:table-cell>
          <table:table-cell office:value-type="float" office:value="23026.67">
            <text:p>23026.67</text:p>
          </table:table-cell>
          <table:table-cell office:value-type="float" office:value="23087.87">
            <text:p>23087.87</text:p>
          </table:table-cell>
          <table:table-cell office:value-type="float" office:value="23316.38">
            <text:p>23316.38</text:p>
          </table:table-cell>
          <table:table-cell office:value-type="float" office:value="22997.67">
            <text:p>22997.67</text:p>
          </table:table-cell>
          <table:table-cell/>
          <table:table-cell office:value-type="string">
            <text:p>des</text:p>
          </table:table-cell>
          <table:table-cell/>
          <table:table-cell table:formula="of:=[.K10]/[.C10]" office:value-type="float" office:value="9.79394786047411">
            <text:p>9.7939478605</text:p>
          </table:table-cell>
          <table:table-cell table:formula="of:=[.L10]/[.D10]" office:value-type="float" office:value="9.72262240537756">
            <text:p>9.7226224054</text:p>
          </table:table-cell>
          <table:table-cell table:formula="of:=[.M10]/[.E10]" office:value-type="float" office:value="9.6770809320027">
            <text:p>9.677080932</text:p>
          </table:table-cell>
          <table:table-cell table:formula="of:=[.N10]/[.F10]" office:value-type="float" office:value="9.7251671511931">
            <text:p>9.7251671512</text:p>
          </table:table-cell>
          <table:table-cell table:formula="of:=[.O10]/[.G10]" office:value-type="float" office:value="9.61505368252057">
            <text:p>9.6150536825</text:p>
          </table:table-cell>
        </table:table-row>
        <table:table-row table:style-name="ro2">
          <table:table-cell office:value-type="string">
            <text:p>idea</text:p>
          </table:table-cell>
          <table:table-cell office:value-type="string">
            <text:p>cbc</text:p>
          </table:table-cell>
          <table:table-cell office:value-type="float" office:value="8758.77">
            <text:p>8758.77</text:p>
          </table:table-cell>
          <table:table-cell office:value-type="float" office:value="9421.31">
            <text:p>9421.31</text:p>
          </table:table-cell>
          <table:table-cell office:value-type="float" office:value="9607.34">
            <text:p>9607.34</text:p>
          </table:table-cell>
          <table:table-cell office:value-type="float" office:value="9653.93">
            <text:p>9653.93</text:p>
          </table:table-cell>
          <table:table-cell office:value-type="float" office:value="9687.93">
            <text:p>9687.93</text:p>
          </table:table-cell>
          <table:table-cell/>
          <table:table-cell office:value-type="string">
            <text:p>idea</text:p>
          </table:table-cell>
          <table:table-cell office:value-type="string">
            <text:p>cbc</text:p>
          </table:table-cell>
          <table:table-cell office:value-type="float" office:value="74479.92">
            <text:p>74479.92</text:p>
          </table:table-cell>
          <table:table-cell office:value-type="float" office:value="76703.83">
            <text:p>76703.83</text:p>
          </table:table-cell>
          <table:table-cell office:value-type="float" office:value="77007.79">
            <text:p>77007.79</text:p>
          </table:table-cell>
          <table:table-cell office:value-type="float" office:value="77698.31">
            <text:p>77698.31</text:p>
          </table:table-cell>
          <table:table-cell office:value-type="float" office:value="77602.82">
            <text:p>77602.82</text:p>
          </table:table-cell>
          <table:table-cell/>
          <table:table-cell office:value-type="string">
            <text:p>idea</text:p>
          </table:table-cell>
          <table:table-cell/>
          <table:table-cell table:formula="of:=[.K11]/[.C11]" office:value-type="float" office:value="8.50346795269199">
            <text:p>8.5034679527</text:p>
          </table:table-cell>
          <table:table-cell table:formula="of:=[.L11]/[.D11]" office:value-type="float" office:value="8.14152490471071">
            <text:p>8.1415249047</text:p>
          </table:table-cell>
          <table:table-cell table:formula="of:=[.M11]/[.E11]" office:value-type="float" office:value="8.01551626152504">
            <text:p>8.0155162615</text:p>
          </table:table-cell>
          <table:table-cell table:formula="of:=[.N11]/[.F11]" office:value-type="float" office:value="8.0483606158321">
            <text:p>8.0483606158</text:p>
          </table:table-cell>
          <table:table-cell table:formula="of:=[.O11]/[.G11]" office:value-type="float" office:value="8.01025812531676">
            <text:p>8.0102581253</text:p>
          </table:table-cell>
        </table:table-row>
        <table:table-row table:style-name="ro2">
          <table:table-cell office:value-type="string">
            <text:p>seed</text:p>
          </table:table-cell>
          <table:table-cell office:value-type="string">
            <text:p>cbc</text:p>
          </table:table-cell>
          <table:table-cell office:value-type="float" office:value="8274.52">
            <text:p>8274.52</text:p>
          </table:table-cell>
          <table:table-cell office:value-type="float" office:value="9036.46">
            <text:p>9036.46</text:p>
          </table:table-cell>
          <table:table-cell office:value-type="float" office:value="9264.64">
            <text:p>9264.64</text:p>
          </table:table-cell>
          <table:table-cell office:value-type="float" office:value="9321.47">
            <text:p>9321.47</text:p>
          </table:table-cell>
          <table:table-cell office:value-type="float" office:value="9284.27">
            <text:p>9284.27</text:p>
          </table:table-cell>
          <table:table-cell/>
          <table:table-cell office:value-type="string">
            <text:p>seed</text:p>
          </table:table-cell>
          <table:table-cell office:value-type="string">
            <text:p>cbc</text:p>
          </table:table-cell>
          <table:table-cell office:value-type="float" office:value="64442.39">
            <text:p>64442.39</text:p>
          </table:table-cell>
          <table:table-cell office:value-type="float" office:value="63835.63">
            <text:p>63835.63</text:p>
          </table:table-cell>
          <table:table-cell office:value-type="float" office:value="64327.58">
            <text:p>64327.58</text:p>
          </table:table-cell>
          <table:table-cell office:value-type="float" office:value="64426.67">
            <text:p>64426.67</text:p>
          </table:table-cell>
          <table:table-cell office:value-type="float" office:value="64330.49">
            <text:p>64330.49</text:p>
          </table:table-cell>
          <table:table-cell/>
          <table:table-cell office:value-type="string">
            <text:p>seed</text:p>
          </table:table-cell>
          <table:table-cell/>
          <table:table-cell table:formula="of:=[.K12]/[.C12]" office:value-type="float" office:value="7.78805175405945">
            <text:p>7.7880517541</text:p>
          </table:table-cell>
          <table:table-cell table:formula="of:=[.L12]/[.D12]" office:value-type="float" office:value="7.06422979795185">
            <text:p>7.064229798</text:p>
          </table:table-cell>
          <table:table-cell table:formula="of:=[.M12]/[.E12]" office:value-type="float" office:value="6.94334372409505">
            <text:p>6.9433437241</text:p>
          </table:table-cell>
          <table:table-cell table:formula="of:=[.N12]/[.F12]" office:value-type="float" office:value="6.91164269154972">
            <text:p>6.9116426915</text:p>
          </table:table-cell>
          <table:table-cell table:formula="of:=[.O12]/[.G12]" office:value-type="float" office:value="6.92897664544439">
            <text:p>6.9289766454</text:p>
          </table:table-cell>
        </table:table-row>
        <table:table-row table:style-name="ro2">
          <table:table-cell office:value-type="string">
            <text:p>rc2</text:p>
          </table:table-cell>
          <table:table-cell office:value-type="string">
            <text:p>cbc</text:p>
          </table:table-cell>
          <table:table-cell office:value-type="float" office:value="6047.9">
            <text:p>6047.9</text:p>
          </table:table-cell>
          <table:table-cell office:value-type="float" office:value="6354.82">
            <text:p>6354.82</text:p>
          </table:table-cell>
          <table:table-cell office:value-type="float" office:value="6458.82">
            <text:p>6458.82</text:p>
          </table:table-cell>
          <table:table-cell office:value-type="float" office:value="6465.19">
            <text:p>6465.19</text:p>
          </table:table-cell>
          <table:table-cell office:value-type="float" office:value="6485.33">
            <text:p>6485.33</text:p>
          </table:table-cell>
          <table:table-cell/>
          <table:table-cell office:value-type="string">
            <text:p>rc2</text:p>
          </table:table-cell>
          <table:table-cell office:value-type="string">
            <text:p>cbc</text:p>
          </table:table-cell>
          <table:table-cell office:value-type="float" office:value="39139.08">
            <text:p>39139.08</text:p>
          </table:table-cell>
          <table:table-cell office:value-type="float" office:value="39891.93">
            <text:p>39891.93</text:p>
          </table:table-cell>
          <table:table-cell office:value-type="float" office:value="39880.19">
            <text:p>39880.19</text:p>
          </table:table-cell>
          <table:table-cell office:value-type="float" office:value="40212.72">
            <text:p>40212.72</text:p>
          </table:table-cell>
          <table:table-cell office:value-type="float" office:value="40342.87">
            <text:p>40342.87</text:p>
          </table:table-cell>
          <table:table-cell/>
          <table:table-cell office:value-type="string">
            <text:p>rc2</text:p>
          </table:table-cell>
          <table:table-cell/>
          <table:table-cell table:formula="of:=[.K13]/[.C13]" office:value-type="float" office:value="6.47151573273368">
            <text:p>6.4715157327</text:p>
          </table:table-cell>
          <table:table-cell table:formula="of:=[.L13]/[.D13]" office:value-type="float" office:value="6.27742878633856">
            <text:p>6.2774287863</text:p>
          </table:table-cell>
          <table:table-cell table:formula="of:=[.M13]/[.E13]" office:value-type="float" office:value="6.17453188043637">
            <text:p>6.1745318804</text:p>
          </table:table-cell>
          <table:table-cell table:formula="of:=[.N13]/[.F13]" office:value-type="float" office:value="6.21988216896951">
            <text:p>6.219882169</text:p>
          </table:table-cell>
          <table:table-cell table:formula="of:=[.O13]/[.G13]" office:value-type="float" office:value="6.22063487902697">
            <text:p>6.220634879</text:p>
          </table:table-cell>
        </table:table-row>
        <table:table-row table:style-name="ro2">
          <table:table-cell office:value-type="string">
            <text:p>rc5-32/12</text:p>
          </table:table-cell>
          <table:table-cell office:value-type="string">
            <text:p>cbc</text:p>
          </table:table-cell>
          <table:table-cell office:value-type="float" office:value="16204.47">
            <text:p>16204.47</text:p>
          </table:table-cell>
          <table:table-cell office:value-type="float" office:value="18649.32">
            <text:p>18649.32</text:p>
          </table:table-cell>
          <table:table-cell office:value-type="float" office:value="19367.94">
            <text:p>19367.94</text:p>
          </table:table-cell>
          <table:table-cell office:value-type="float" office:value="19560.11">
            <text:p>19560.11</text:p>
          </table:table-cell>
          <table:table-cell office:value-type="float" office:value="19649.84">
            <text:p>19649.84</text:p>
          </table:table-cell>
          <table:table-cell/>
          <table:table-cell office:value-type="string">
            <text:p>rc5-32/12</text:p>
          </table:table-cell>
          <table:table-cell office:value-type="string">
            <text:p>cbc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string">
            <text:p>rc5-32/12</text:p>
          </table:table-cell>
          <table:table-cell/>
          <table:table-cell table:formula="of:=[.K14]/[.C14]" office:value-type="float" office:value="0">
            <text:p>0</text:p>
          </table:table-cell>
          <table:table-cell table:formula="of:=[.L14]/[.D14]" office:value-type="float" office:value="0">
            <text:p>0</text:p>
          </table:table-cell>
          <table:table-cell table:formula="of:=[.M14]/[.E14]" office:value-type="float" office:value="0">
            <text:p>0</text:p>
          </table:table-cell>
          <table:table-cell table:formula="of:=[.N14]/[.F14]" office:value-type="float" office:value="0">
            <text:p>0</text:p>
          </table:table-cell>
          <table:table-cell table:formula="of:=[.O14]/[.G14]" office:value-type="float" office:value="0">
            <text:p>0</text:p>
          </table:table-cell>
        </table:table-row>
        <table:table-row table:style-name="ro2">
          <table:table-cell office:value-type="string">
            <text:p>blowfish</text:p>
          </table:table-cell>
          <table:table-cell office:value-type="string">
            <text:p>cbc</text:p>
          </table:table-cell>
          <table:table-cell office:value-type="float" office:value="11934.03">
            <text:p>11934.03</text:p>
          </table:table-cell>
          <table:table-cell office:value-type="float" office:value="13189.85">
            <text:p>13189.85</text:p>
          </table:table-cell>
          <table:table-cell office:value-type="float" office:value="13546.92">
            <text:p>13546.92</text:p>
          </table:table-cell>
          <table:table-cell office:value-type="float" office:value="13633.19">
            <text:p>13633.19</text:p>
          </table:table-cell>
          <table:table-cell office:value-type="float" office:value="13486.76">
            <text:p>13486.76</text:p>
          </table:table-cell>
          <table:table-cell/>
          <table:table-cell office:value-type="string">
            <text:p>blowfish</text:p>
          </table:table-cell>
          <table:table-cell office:value-type="string">
            <text:p>cbc</text:p>
          </table:table-cell>
          <table:table-cell office:value-type="float" office:value="103098.18">
            <text:p>103098.18</text:p>
          </table:table-cell>
          <table:table-cell office:value-type="float" office:value="109165.12">
            <text:p>109165.12</text:p>
          </table:table-cell>
          <table:table-cell office:value-type="float" office:value="110551.33">
            <text:p>110551.33</text:p>
          </table:table-cell>
          <table:table-cell office:value-type="float" office:value="109815.13">
            <text:p>109815.13</text:p>
          </table:table-cell>
          <table:table-cell office:value-type="float" office:value="110256.13">
            <text:p>110256.13</text:p>
          </table:table-cell>
          <table:table-cell/>
          <table:table-cell office:value-type="string">
            <text:p>blowfish</text:p>
          </table:table-cell>
          <table:table-cell/>
          <table:table-cell table:formula="of:=[.K15]/[.C15]" office:value-type="float" office:value="8.63900794618415">
            <text:p>8.6390079462</text:p>
          </table:table-cell>
          <table:table-cell table:formula="of:=[.L15]/[.D15]" office:value-type="float" office:value="8.27644893611375">
            <text:p>8.2764489361</text:p>
          </table:table-cell>
          <table:table-cell table:formula="of:=[.M15]/[.E15]" office:value-type="float" office:value="8.16062470288449">
            <text:p>8.1606247029</text:p>
          </table:table-cell>
          <table:table-cell table:formula="of:=[.N15]/[.F15]" office:value-type="float" office:value="8.05498419665537">
            <text:p>8.0549841967</text:p>
          </table:table-cell>
          <table:table-cell table:formula="of:=[.O15]/[.G15]" office:value-type="float" office:value="8.17513843206226">
            <text:p>8.1751384321</text:p>
          </table:table-cell>
        </table:table-row>
        <table:table-row table:style-name="ro2">
          <table:table-cell office:value-type="string">
            <text:p>cast</text:p>
          </table:table-cell>
          <table:table-cell office:value-type="string">
            <text:p>cbc</text:p>
          </table:table-cell>
          <table:table-cell office:value-type="float" office:value="10797.59">
            <text:p>10797.59</text:p>
          </table:table-cell>
          <table:table-cell office:value-type="float" office:value="11828.46">
            <text:p>11828.46</text:p>
          </table:table-cell>
          <table:table-cell office:value-type="float" office:value="12156.58">
            <text:p>12156.58</text:p>
          </table:table-cell>
          <table:table-cell office:value-type="float" office:value="12187.65">
            <text:p>12187.65</text:p>
          </table:table-cell>
          <table:table-cell office:value-type="float" office:value="12050.43">
            <text:p>12050.43</text:p>
          </table:table-cell>
          <table:table-cell/>
          <table:table-cell office:value-type="string">
            <text:p>cast</text:p>
          </table:table-cell>
          <table:table-cell office:value-type="string">
            <text:p>cbc</text:p>
          </table:table-cell>
          <table:table-cell office:value-type="float" office:value="91091.26">
            <text:p>91091.26</text:p>
          </table:table-cell>
          <table:table-cell office:value-type="float" office:value="96275.39">
            <text:p>96275.39</text:p>
          </table:table-cell>
          <table:table-cell office:value-type="float" office:value="97428.65">
            <text:p>97428.65</text:p>
          </table:table-cell>
          <table:table-cell office:value-type="float" office:value="97925.8">
            <text:p>97925.8</text:p>
          </table:table-cell>
          <table:table-cell office:value-type="float" office:value="98180.71">
            <text:p>98180.71</text:p>
          </table:table-cell>
          <table:table-cell/>
          <table:table-cell office:value-type="string">
            <text:p>cast</text:p>
          </table:table-cell>
          <table:table-cell/>
          <table:table-cell table:formula="of:=[.K16]/[.C16]" office:value-type="float" office:value="8.43625846137888">
            <text:p>8.4362584614</text:p>
          </table:table-cell>
          <table:table-cell table:formula="of:=[.L16]/[.D16]" office:value-type="float" office:value="8.13930046684015">
            <text:p>8.1393004668</text:p>
          </table:table-cell>
          <table:table-cell table:formula="of:=[.M16]/[.E16]" office:value-type="float" office:value="8.0144785786792">
            <text:p>8.0144785787</text:p>
          </table:table-cell>
          <table:table-cell table:formula="of:=[.N16]/[.F16]" office:value-type="float" office:value="8.03483854557688">
            <text:p>8.0348385456</text:p>
          </table:table-cell>
          <table:table-cell table:formula="of:=[.O16]/[.G16]" office:value-type="float" office:value="8.14748602332033">
            <text:p>8.1474860233</text:p>
          </table:table-cell>
        </table:table-row>
        <table:table-row table:style-name="ro2">
          <table:table-cell office:value-type="string">
            <text:p>aes-128</text:p>
          </table:table-cell>
          <table:table-cell office:value-type="string">
            <text:p>cbc</text:p>
          </table:table-cell>
          <table:table-cell office:value-type="float" office:value="12978.72">
            <text:p>12978.72</text:p>
          </table:table-cell>
          <table:table-cell office:value-type="float" office:value="14708.69">
            <text:p>14708.69</text:p>
          </table:table-cell>
          <table:table-cell office:value-type="float" office:value="15387.4">
            <text:p>15387.4</text:p>
          </table:table-cell>
          <table:table-cell office:value-type="float" office:value="15472.93">
            <text:p>15472.93</text:p>
          </table:table-cell>
          <table:table-cell office:value-type="float" office:value="15529.06">
            <text:p>15529.06</text:p>
          </table:table-cell>
          <table:table-cell/>
          <table:table-cell office:value-type="string">
            <text:p>aes-128</text:p>
          </table:table-cell>
          <table:table-cell office:value-type="string">
            <text:p>cbc</text:p>
          </table:table-cell>
          <table:table-cell office:value-type="float" office:value="102208.06">
            <text:p>102208.06</text:p>
          </table:table-cell>
          <table:table-cell office:value-type="float" office:value="112585.81">
            <text:p>112585.81</text:p>
          </table:table-cell>
          <table:table-cell office:value-type="float" office:value="114982.36">
            <text:p>114982.36</text:p>
          </table:table-cell>
          <table:table-cell office:value-type="float" office:value="115349.16">
            <text:p>115349.16</text:p>
          </table:table-cell>
          <table:table-cell office:value-type="float" office:value="115941.38">
            <text:p>115941.38</text:p>
          </table:table-cell>
          <table:table-cell/>
          <table:table-cell office:value-type="string">
            <text:p>aes-128</text:p>
          </table:table-cell>
          <table:table-cell/>
          <table:table-cell table:formula="of:=[.K17]/[.C17]" office:value-type="float" office:value="7.87504931148834">
            <text:p>7.8750493115</text:p>
          </table:table-cell>
          <table:table-cell table:formula="of:=[.L17]/[.D17]" office:value-type="float" office:value="7.65437370697187">
            <text:p>7.654373707</text:p>
          </table:table-cell>
          <table:table-cell table:formula="of:=[.M17]/[.E17]" office:value-type="float" office:value="7.4725008773412">
            <text:p>7.4725008773</text:p>
          </table:table-cell>
          <table:table-cell table:formula="of:=[.N17]/[.F17]" office:value-type="float" office:value="7.45490091404795">
            <text:p>7.454900914</text:p>
          </table:table-cell>
          <table:table-cell table:formula="of:=[.O17]/[.G17]" office:value-type="float" office:value="7.46609131525025">
            <text:p>7.4660913153</text:p>
          </table:table-cell>
        </table:table-row>
        <table:table-row table:style-name="ro2">
          <table:table-cell office:value-type="string">
            <text:p>aes-192</text:p>
          </table:table-cell>
          <table:table-cell office:value-type="string">
            <text:p>cbc</text:p>
          </table:table-cell>
          <table:table-cell office:value-type="float" office:value="11441.49">
            <text:p>11441.49</text:p>
          </table:table-cell>
          <table:table-cell office:value-type="float" office:value="12834.6">
            <text:p>12834.6</text:p>
          </table:table-cell>
          <table:table-cell office:value-type="float" office:value="13315.69">
            <text:p>13315.69</text:p>
          </table:table-cell>
          <table:table-cell office:value-type="float" office:value="13453.78">
            <text:p>13453.78</text:p>
          </table:table-cell>
          <table:table-cell office:value-type="float" office:value="13430.8">
            <text:p>13430.8</text:p>
          </table:table-cell>
          <table:table-cell/>
          <table:table-cell office:value-type="string">
            <text:p>aes-192</text:p>
          </table:table-cell>
          <table:table-cell office:value-type="string">
            <text:p>cbc</text:p>
          </table:table-cell>
          <table:table-cell office:value-type="float" office:value="86444.05">
            <text:p>86444.05</text:p>
          </table:table-cell>
          <table:table-cell office:value-type="float" office:value="93393.28">
            <text:p>93393.28</text:p>
          </table:table-cell>
          <table:table-cell office:value-type="float" office:value="96709.89">
            <text:p>96709.89</text:p>
          </table:table-cell>
          <table:table-cell office:value-type="float" office:value="95867.29">
            <text:p>95867.29</text:p>
          </table:table-cell>
          <table:table-cell office:value-type="float" office:value="96780.29">
            <text:p>96780.29</text:p>
          </table:table-cell>
          <table:table-cell/>
          <table:table-cell office:value-type="string">
            <text:p>aes-192</text:p>
          </table:table-cell>
          <table:table-cell/>
          <table:table-cell table:formula="of:=[.K18]/[.C18]" office:value-type="float" office:value="7.55531403689554">
            <text:p>7.5553140369</text:p>
          </table:table-cell>
          <table:table-cell table:formula="of:=[.L18]/[.D18]" office:value-type="float" office:value="7.27668022377012">
            <text:p>7.2766802238</text:p>
          </table:table-cell>
          <table:table-cell table:formula="of:=[.M18]/[.E18]" office:value-type="float" office:value="7.26285231933156">
            <text:p>7.2628523193</text:p>
          </table:table-cell>
          <table:table-cell table:formula="of:=[.N18]/[.F18]" office:value-type="float" office:value="7.1256769472966">
            <text:p>7.1256769473</text:p>
          </table:table-cell>
          <table:table-cell table:formula="of:=[.O18]/[.G18]" office:value-type="float" office:value="7.20584700836882">
            <text:p>7.2058470084</text:p>
          </table:table-cell>
        </table:table-row>
        <table:table-row table:style-name="ro2">
          <table:table-cell office:value-type="string">
            <text:p>aes-256</text:p>
          </table:table-cell>
          <table:table-cell office:value-type="string">
            <text:p>cbc</text:p>
          </table:table-cell>
          <table:table-cell office:value-type="float" office:value="10267.01">
            <text:p>10267.01</text:p>
          </table:table-cell>
          <table:table-cell office:value-type="float" office:value="11409.83">
            <text:p>11409.83</text:p>
          </table:table-cell>
          <table:table-cell office:value-type="float" office:value="11744.41">
            <text:p>11744.41</text:p>
          </table:table-cell>
          <table:table-cell office:value-type="float" office:value="11812.86">
            <text:p>11812.86</text:p>
          </table:table-cell>
          <table:table-cell office:value-type="float" office:value="11859.64">
            <text:p>11859.64</text:p>
          </table:table-cell>
          <table:table-cell/>
          <table:table-cell office:value-type="string">
            <text:p>aes-256</text:p>
          </table:table-cell>
          <table:table-cell office:value-type="string">
            <text:p>cbc</text:p>
          </table:table-cell>
          <table:table-cell office:value-type="float" office:value="76558.05">
            <text:p>76558.05</text:p>
          </table:table-cell>
          <table:table-cell office:value-type="float" office:value="80469.21">
            <text:p>80469.21</text:p>
          </table:table-cell>
          <table:table-cell office:value-type="float" office:value="83009.84">
            <text:p>83009.84</text:p>
          </table:table-cell>
          <table:table-cell office:value-type="float" office:value="81819.65">
            <text:p>81819.65</text:p>
          </table:table-cell>
          <table:table-cell office:value-type="float" office:value="81854.46">
            <text:p>81854.46</text:p>
          </table:table-cell>
          <table:table-cell/>
          <table:table-cell office:value-type="string">
            <text:p>aes-256</text:p>
          </table:table-cell>
          <table:table-cell/>
          <table:table-cell table:formula="of:=[.K19]/[.C19]" office:value-type="float" office:value="7.4567035582901">
            <text:p>7.4567035583</text:p>
          </table:table-cell>
          <table:table-cell table:formula="of:=[.L19]/[.D19]" office:value-type="float" office:value="7.05262129234178">
            <text:p>7.0526212923</text:p>
          </table:table-cell>
          <table:table-cell table:formula="of:=[.M19]/[.E19]" office:value-type="float" office:value="7.06802981162953">
            <text:p>7.0680298116</text:p>
          </table:table-cell>
          <table:table-cell table:formula="of:=[.N19]/[.F19]" office:value-type="float" office:value="6.92632012907966">
            <text:p>6.9263201291</text:p>
          </table:table-cell>
          <table:table-cell table:formula="of:=[.O19]/[.G19]" office:value-type="float" office:value="6.90193462870711">
            <text:p>6.9019346287</text:p>
          </table:table-cell>
        </table:table-row>
        <table:table-row table:style-name="ro2">
          <table:table-cell office:value-type="string">
            <text:p>camellia-128</text:p>
          </table:table-cell>
          <table:table-cell office:value-type="string">
            <text:p>cbc</text:p>
          </table:table-cell>
          <table:table-cell office:value-type="float" office:value="9312.98">
            <text:p>9312.98</text:p>
          </table:table-cell>
          <table:table-cell office:value-type="float" office:value="10278.89">
            <text:p>10278.89</text:p>
          </table:table-cell>
          <table:table-cell office:value-type="float" office:value="10572.46">
            <text:p>10572.46</text:p>
          </table:table-cell>
          <table:table-cell office:value-type="float" office:value="10646.19">
            <text:p>10646.19</text:p>
          </table:table-cell>
          <table:table-cell office:value-type="float" office:value="10657.82">
            <text:p>10657.82</text:p>
          </table:table-cell>
          <table:table-cell/>
          <table:table-cell office:value-type="string">
            <text:p>camellia-128</text:p>
          </table:table-cell>
          <table:table-cell office:value-type="string">
            <text:p>cbc</text:p>
          </table:table-cell>
          <table:table-cell office:value-type="float" office:value="81175.02">
            <text:p>81175.02</text:p>
          </table:table-cell>
          <table:table-cell office:value-type="float" office:value="122525.17">
            <text:p>122525.17</text:p>
          </table:table-cell>
          <table:table-cell office:value-type="float" office:value="140616.26">
            <text:p>140616.26</text:p>
          </table:table-cell>
          <table:table-cell office:value-type="float" office:value="145451.01">
            <text:p>145451.01</text:p>
          </table:table-cell>
          <table:table-cell office:value-type="float" office:value="147853.27">
            <text:p>147853.27</text:p>
          </table:table-cell>
          <table:table-cell/>
          <table:table-cell office:value-type="string">
            <text:p>camellia-128</text:p>
          </table:table-cell>
          <table:table-cell/>
          <table:table-cell table:formula="of:=[.K20]/[.C20]" office:value-type="float" office:value="8.71633139983121">
            <text:p>8.7163313998</text:p>
          </table:table-cell>
          <table:table-cell table:formula="of:=[.L20]/[.D20]" office:value-type="float" office:value="11.9200779461596">
            <text:p>11.9200779462</text:p>
          </table:table-cell>
          <table:table-cell table:formula="of:=[.M20]/[.E20]" office:value-type="float" office:value="13.3002404360007">
            <text:p>13.300240436</text:p>
          </table:table-cell>
          <table:table-cell table:formula="of:=[.N20]/[.F20]" office:value-type="float" office:value="13.6622594561998">
            <text:p>13.6622594562</text:p>
          </table:table-cell>
          <table:table-cell table:formula="of:=[.O20]/[.G20]" office:value-type="float" office:value="13.8727497743441">
            <text:p>13.8727497743</text:p>
          </table:table-cell>
        </table:table-row>
        <table:table-row table:style-name="ro2">
          <table:table-cell office:value-type="string">
            <text:p>camellia-192</text:p>
          </table:table-cell>
          <table:table-cell office:value-type="string">
            <text:p>cbc</text:p>
          </table:table-cell>
          <table:table-cell office:value-type="float" office:value="7541.38">
            <text:p>7541.38</text:p>
          </table:table-cell>
          <table:table-cell office:value-type="float" office:value="8140.71">
            <text:p>8140.71</text:p>
          </table:table-cell>
          <table:table-cell office:value-type="float" office:value="8325.63">
            <text:p>8325.63</text:p>
          </table:table-cell>
          <table:table-cell office:value-type="float" office:value="8370.18">
            <text:p>8370.18</text:p>
          </table:table-cell>
          <table:table-cell office:value-type="float" office:value="8361.3">
            <text:p>8361.3</text:p>
          </table:table-cell>
          <table:table-cell/>
          <table:table-cell office:value-type="string">
            <text:p>camellia-192</text:p>
          </table:table-cell>
          <table:table-cell office:value-type="string">
            <text:p>cbc</text:p>
          </table:table-cell>
          <table:table-cell office:value-type="float" office:value="69386.99">
            <text:p>69386.99</text:p>
          </table:table-cell>
          <table:table-cell office:value-type="float" office:value="96329.81">
            <text:p>96329.81</text:p>
          </table:table-cell>
          <table:table-cell office:value-type="float" office:value="106126.25">
            <text:p>106126.25</text:p>
          </table:table-cell>
          <table:table-cell office:value-type="float" office:value="109201.75">
            <text:p>109201.75</text:p>
          </table:table-cell>
          <table:table-cell office:value-type="float" office:value="110065.96">
            <text:p>110065.96</text:p>
          </table:table-cell>
          <table:table-cell/>
          <table:table-cell office:value-type="string">
            <text:p>camellia-192</text:p>
          </table:table-cell>
          <table:table-cell/>
          <table:table-cell table:formula="of:=[.K21]/[.C21]" office:value-type="float" office:value="9.20083459525976">
            <text:p>9.2008345953</text:p>
          </table:table-cell>
          <table:table-cell table:formula="of:=[.L21]/[.D21]" office:value-type="float" office:value="11.8330968674722">
            <text:p>11.8330968675</text:p>
          </table:table-cell>
          <table:table-cell table:formula="of:=[.M21]/[.E21]" office:value-type="float" office:value="12.7469332651103">
            <text:p>12.7469332651</text:p>
          </table:table-cell>
          <table:table-cell table:formula="of:=[.N21]/[.F21]" office:value-type="float" office:value="13.046523491729">
            <text:p>13.0465234917</text:p>
          </table:table-cell>
          <table:table-cell table:formula="of:=[.O21]/[.G21]" office:value-type="float" office:value="13.1637376962912">
            <text:p>13.1637376963</text:p>
          </table:table-cell>
        </table:table-row>
        <table:table-row table:style-name="ro2">
          <table:table-cell office:value-type="string">
            <text:p>camellia-256</text:p>
          </table:table-cell>
          <table:table-cell office:value-type="string">
            <text:p>cbc</text:p>
          </table:table-cell>
          <table:table-cell office:value-type="float" office:value="7513.97">
            <text:p>7513.97</text:p>
          </table:table-cell>
          <table:table-cell office:value-type="float" office:value="8138.65">
            <text:p>8138.65</text:p>
          </table:table-cell>
          <table:table-cell office:value-type="float" office:value="8297.98">
            <text:p>8297.98</text:p>
          </table:table-cell>
          <table:table-cell office:value-type="float" office:value="8351.4">
            <text:p>8351.4</text:p>
          </table:table-cell>
          <table:table-cell office:value-type="float" office:value="8347.65">
            <text:p>8347.65</text:p>
          </table:table-cell>
          <table:table-cell/>
          <table:table-cell office:value-type="string">
            <text:p>camellia-256</text:p>
          </table:table-cell>
          <table:table-cell office:value-type="string">
            <text:p>cbc</text:p>
          </table:table-cell>
          <table:table-cell office:value-type="float" office:value="69908.86">
            <text:p>69908.86</text:p>
          </table:table-cell>
          <table:table-cell office:value-type="float" office:value="96332.95">
            <text:p>96332.95</text:p>
          </table:table-cell>
          <table:table-cell office:value-type="float" office:value="106260.55">
            <text:p>106260.55</text:p>
          </table:table-cell>
          <table:table-cell office:value-type="float" office:value="108466.18">
            <text:p>108466.18</text:p>
          </table:table-cell>
          <table:table-cell office:value-type="float" office:value="110654.81">
            <text:p>110654.81</text:p>
          </table:table-cell>
          <table:table-cell/>
          <table:table-cell office:value-type="string">
            <text:p>camellia-256</text:p>
          </table:table-cell>
          <table:table-cell/>
          <table:table-cell table:formula="of:=[.K22]/[.C22]" office:value-type="float" office:value="9.30385135953431">
            <text:p>9.3038513595</text:p>
          </table:table-cell>
          <table:table-cell table:formula="of:=[.L22]/[.D22]" office:value-type="float" office:value="11.8364777942288">
            <text:p>11.8364777942</text:p>
          </table:table-cell>
          <table:table-cell table:formula="of:=[.M22]/[.E22]" office:value-type="float" office:value="12.8055924453903">
            <text:p>12.8055924454</text:p>
          </table:table-cell>
          <table:table-cell table:formula="of:=[.N22]/[.F22]" office:value-type="float" office:value="12.9877840841057">
            <text:p>12.9877840841</text:p>
          </table:table-cell>
          <table:table-cell table:formula="of:=[.O22]/[.G22]" office:value-type="float" office:value="13.2558037291932">
            <text:p>13.2558037292</text:p>
          </table:table-cell>
        </table:table-row>
        <table:table-row table:style-name="ro1">
          <table:table-cell office:value-type="string">
            <text:p>sha256</text:p>
          </table:table-cell>
          <table:table-cell/>
          <table:table-cell office:value-type="float" office:value="3598.03">
            <text:p>3598.03</text:p>
          </table:table-cell>
          <table:table-cell office:value-type="float" office:value="8377.26">
            <text:p>8377.26</text:p>
          </table:table-cell>
          <table:table-cell office:value-type="float" office:value="14605.57">
            <text:p>14605.57</text:p>
          </table:table-cell>
          <table:table-cell office:value-type="float" office:value="17979.39">
            <text:p>17979.39</text:p>
          </table:table-cell>
          <table:table-cell office:value-type="float" office:value="19300.35">
            <text:p>19300.35</text:p>
          </table:table-cell>
          <table:table-cell/>
          <table:table-cell office:value-type="string">
            <text:p>sha256</text:p>
          </table:table-cell>
          <table:table-cell/>
          <table:table-cell office:value-type="float" office:value="42870.99">
            <text:p>42870.99</text:p>
          </table:table-cell>
          <table:table-cell office:value-type="float" office:value="94977.17">
            <text:p>94977.17</text:p>
          </table:table-cell>
          <table:table-cell office:value-type="float" office:value="163491.84">
            <text:p>163491.84</text:p>
          </table:table-cell>
          <table:table-cell office:value-type="float" office:value="203077.01">
            <text:p>203077.01</text:p>
          </table:table-cell>
          <table:table-cell office:value-type="float" office:value="221549.91">
            <text:p>221549.91</text:p>
          </table:table-cell>
          <table:table-cell/>
          <table:table-cell table:style-name="Default" office:value-type="string">
            <text:p>sha256</text:p>
          </table:table-cell>
          <table:table-cell/>
          <table:table-cell table:formula="of:=[.K23]/[.C23]" office:value-type="float" office:value="11.9151285564601">
            <text:p>11.9151285565</text:p>
          </table:table-cell>
          <table:table-cell table:formula="of:=[.L23]/[.D23]" office:value-type="float" office:value="11.3374981795957">
            <text:p>11.3374981796</text:p>
          </table:table-cell>
          <table:table-cell table:formula="of:=[.M23]/[.E23]" office:value-type="float" office:value="11.1938007212317">
            <text:p>11.1938007212</text:p>
          </table:table-cell>
          <table:table-cell table:formula="of:=[.N23]/[.F23]" office:value-type="float" office:value="11.2949888733711">
            <text:p>11.2949888734</text:p>
          </table:table-cell>
          <table:table-cell table:formula="of:=[.O23]/[.G23]" office:value-type="float" office:value="11.4790617786724">
            <text:p>11.4790617787</text:p>
          </table:table-cell>
        </table:table-row>
        <table:table-row table:style-name="ro1">
          <table:table-cell office:value-type="string">
            <text:p>sha512</text:p>
          </table:table-cell>
          <table:table-cell/>
          <table:table-cell office:value-type="float" office:value="1080.74">
            <text:p>1080.74</text:p>
          </table:table-cell>
          <table:table-cell office:value-type="float" office:value="4322.82">
            <text:p>4322.82</text:p>
          </table:table-cell>
          <table:table-cell office:value-type="float" office:value="6151.85">
            <text:p>6151.85</text:p>
          </table:table-cell>
          <table:table-cell office:value-type="float" office:value="8416.32">
            <text:p>8416.32</text:p>
          </table:table-cell>
          <table:table-cell office:value-type="float" office:value="9418.07">
            <text:p>9418.07</text:p>
          </table:table-cell>
          <table:table-cell/>
          <table:table-cell office:value-type="string">
            <text:p>sha512</text:p>
          </table:table-cell>
          <table:table-cell/>
          <table:table-cell office:value-type="float" office:value="34452.86">
            <text:p>34452.86</text:p>
          </table:table-cell>
          <table:table-cell office:value-type="float" office:value="138447.45">
            <text:p>138447.45</text:p>
          </table:table-cell>
          <table:table-cell office:value-type="float" office:value="212392.67">
            <text:p>212392.67</text:p>
          </table:table-cell>
          <table:table-cell office:value-type="float" office:value="292977.66">
            <text:p>292977.66</text:p>
          </table:table-cell>
          <table:table-cell office:value-type="float" office:value="341329.68">
            <text:p>341329.68</text:p>
          </table:table-cell>
          <table:table-cell/>
          <table:table-cell table:style-name="Default" office:value-type="string">
            <text:p>sha512</text:p>
          </table:table-cell>
          <table:table-cell/>
          <table:table-cell table:formula="of:=[.K24]/[.C24]" office:value-type="float" office:value="31.8789533097692">
            <text:p>31.8789533098</text:p>
          </table:table-cell>
          <table:table-cell table:formula="of:=[.L24]/[.D24]" office:value-type="float" office:value="32.0271142448679">
            <text:p>32.0271142449</text:p>
          </table:table-cell>
          <table:table-cell table:formula="of:=[.M24]/[.E24]" office:value-type="float" office:value="34.5250079244455">
            <text:p>34.5250079244</text:p>
          </table:table-cell>
          <table:table-cell table:formula="of:=[.N24]/[.F24]" office:value-type="float" office:value="34.8106607163226">
            <text:p>34.8106607163</text:p>
          </table:table-cell>
          <table:table-cell table:formula="of:=[.O24]/[.G24]" office:value-type="float" office:value="36.2419986260455">
            <text:p>36.241998626</text:p>
          </table:table-cell>
        </table:table-row>
        <table:table-row table:style-name="ro1">
          <table:table-cell office:value-type="string">
            <text:p>whirlpool</text:p>
          </table:table-cell>
          <table:table-cell/>
          <table:table-cell office:value-type="float" office:value="361.82">
            <text:p>361.82</text:p>
          </table:table-cell>
          <table:table-cell office:value-type="float" office:value="729.24">
            <text:p>729.24</text:p>
          </table:table-cell>
          <table:table-cell office:value-type="float" office:value="1186.42">
            <text:p>1186.42</text:p>
          </table:table-cell>
          <table:table-cell office:value-type="float" office:value="1425.38">
            <text:p>1425.38</text:p>
          </table:table-cell>
          <table:table-cell office:value-type="float" office:value="1512.79">
            <text:p>1512.79</text:p>
          </table:table-cell>
          <table:table-cell/>
          <table:table-cell office:value-type="string">
            <text:p>whirlpool</text:p>
          </table:table-cell>
          <table:table-cell/>
          <table:table-cell office:value-type="float" office:value="20049.77">
            <text:p>20049.77</text:p>
          </table:table-cell>
          <table:table-cell office:value-type="float" office:value="43136.75">
            <text:p>43136.75</text:p>
          </table:table-cell>
          <table:table-cell office:value-type="float" office:value="71417.86">
            <text:p>71417.86</text:p>
          </table:table-cell>
          <table:table-cell office:value-type="float" office:value="85165.29">
            <text:p>85165.29</text:p>
          </table:table-cell>
          <table:table-cell office:value-type="float" office:value="91018.58">
            <text:p>91018.58</text:p>
          </table:table-cell>
          <table:table-cell/>
          <table:table-cell table:style-name="Default" office:value-type="string">
            <text:p>whirlpool</text:p>
          </table:table-cell>
          <table:table-cell/>
          <table:table-cell table:formula="of:=[.K25]/[.C25]" office:value-type="float" office:value="55.413658725333">
            <text:p>55.4136587253</text:p>
          </table:table-cell>
          <table:table-cell table:formula="of:=[.L25]/[.D25]" office:value-type="float" office:value="59.1530223246119">
            <text:p>59.1530223246</text:p>
          </table:table-cell>
          <table:table-cell table:formula="of:=[.M25]/[.E25]" office:value-type="float" office:value="60.1961025606446">
            <text:p>60.1961025606</text:p>
          </table:table-cell>
          <table:table-cell table:formula="of:=[.N25]/[.F25]" office:value-type="float" office:value="59.7491826740939">
            <text:p>59.7491826741</text:p>
          </table:table-cell>
          <table:table-cell table:formula="of:=[.O25]/[.G25]" office:value-type="float" office:value="60.1660375861818">
            <text:p>60.1660375862</text:p>
          </table:table-cell>
        </table:table-row>
        <table:table-row table:style-name="ro2">
          <table:table-cell office:value-type="string">
            <text:p>aes-128</text:p>
          </table:table-cell>
          <table:table-cell office:value-type="string">
            <text:p>ige</text:p>
          </table:table-cell>
          <table:table-cell office:value-type="float" office:value="11702.57">
            <text:p>11702.57</text:p>
          </table:table-cell>
          <table:table-cell office:value-type="float" office:value="13853.45">
            <text:p>13853.45</text:p>
          </table:table-cell>
          <table:table-cell office:value-type="float" office:value="14429.53">
            <text:p>14429.53</text:p>
          </table:table-cell>
          <table:table-cell office:value-type="float" office:value="14671.38">
            <text:p>14671.38</text:p>
          </table:table-cell>
          <table:table-cell office:value-type="float" office:value="14057.47">
            <text:p>14057.47</text:p>
          </table:table-cell>
          <table:table-cell/>
          <table:table-cell office:value-type="string">
            <text:p>aes-128</text:p>
          </table:table-cell>
          <table:table-cell office:value-type="string">
            <text:p>ige</text:p>
          </table:table-cell>
          <table:table-cell office:value-type="float" office:value="105196.14">
            <text:p>105196.14</text:p>
          </table:table-cell>
          <table:table-cell office:value-type="float" office:value="109675.8">
            <text:p>109675.8</text:p>
          </table:table-cell>
          <table:table-cell office:value-type="float" office:value="110630.06">
            <text:p>110630.06</text:p>
          </table:table-cell>
          <table:table-cell office:value-type="float" office:value="108005.03">
            <text:p>108005.03</text:p>
          </table:table-cell>
          <table:table-cell office:value-type="float" office:value="110997.49">
            <text:p>110997.49</text:p>
          </table:table-cell>
          <table:table-cell/>
          <table:table-cell office:value-type="string">
            <text:p>aes-128</text:p>
          </table:table-cell>
          <table:table-cell/>
          <table:table-cell table:formula="of:=[.K26]/[.C26]" office:value-type="float" office:value="8.98914853745801">
            <text:p>8.9891485375</text:p>
          </table:table-cell>
          <table:table-cell table:formula="of:=[.L26]/[.D26]" office:value-type="float" office:value="7.9168582555248">
            <text:p>7.9168582555</text:p>
          </table:table-cell>
          <table:table-cell table:formula="of:=[.M26]/[.E26]" office:value-type="float" office:value="7.66692054418959">
            <text:p>7.6669205442</text:p>
          </table:table-cell>
          <table:table-cell table:formula="of:=[.N26]/[.F26]" office:value-type="float" office:value="7.36161356327762">
            <text:p>7.3616135633</text:p>
          </table:table-cell>
          <table:table-cell table:formula="of:=[.O26]/[.G26]" office:value-type="float" office:value="7.89597914845275">
            <text:p>7.8959791485</text:p>
          </table:table-cell>
        </table:table-row>
        <table:table-row table:style-name="ro2">
          <table:table-cell office:value-type="string">
            <text:p>aes-192</text:p>
          </table:table-cell>
          <table:table-cell office:value-type="string">
            <text:p>ige</text:p>
          </table:table-cell>
          <table:table-cell office:value-type="float" office:value="10468.67">
            <text:p>10468.67</text:p>
          </table:table-cell>
          <table:table-cell office:value-type="float" office:value="12165.24">
            <text:p>12165.24</text:p>
          </table:table-cell>
          <table:table-cell office:value-type="float" office:value="12628.24">
            <text:p>12628.24</text:p>
          </table:table-cell>
          <table:table-cell office:value-type="float" office:value="12743.72">
            <text:p>12743.72</text:p>
          </table:table-cell>
          <table:table-cell office:value-type="float" office:value="12331.69">
            <text:p>12331.69</text:p>
          </table:table-cell>
          <table:table-cell/>
          <table:table-cell office:value-type="string">
            <text:p>aes-192</text:p>
          </table:table-cell>
          <table:table-cell office:value-type="string">
            <text:p>ige</text:p>
          </table:table-cell>
          <table:table-cell office:value-type="float" office:value="89982">
            <text:p>89982</text:p>
          </table:table-cell>
          <table:table-cell office:value-type="float" office:value="91683.58">
            <text:p>91683.58</text:p>
          </table:table-cell>
          <table:table-cell office:value-type="float" office:value="92504.06">
            <text:p>92504.06</text:p>
          </table:table-cell>
          <table:table-cell office:value-type="float" office:value="92993.93">
            <text:p>92993.93</text:p>
          </table:table-cell>
          <table:table-cell office:value-type="float" office:value="93366.95">
            <text:p>93366.95</text:p>
          </table:table-cell>
          <table:table-cell/>
          <table:table-cell office:value-type="string">
            <text:p>aes-192</text:p>
          </table:table-cell>
          <table:table-cell/>
          <table:table-cell table:formula="of:=[.K27]/[.C27]" office:value-type="float" office:value="8.59536120634235">
            <text:p>8.5953612063</text:p>
          </table:table-cell>
          <table:table-cell table:formula="of:=[.L27]/[.D27]" office:value-type="float" office:value="7.53652044678116">
            <text:p>7.5365204468</text:p>
          </table:table-cell>
          <table:table-cell table:formula="of:=[.M27]/[.E27]" office:value-type="float" office:value="7.32517437109209">
            <text:p>7.3251743711</text:p>
          </table:table-cell>
          <table:table-cell table:formula="of:=[.N27]/[.F27]" office:value-type="float" office:value="7.29723581497396">
            <text:p>7.297235815</text:p>
          </table:table-cell>
          <table:table-cell table:formula="of:=[.O27]/[.G27]" office:value-type="float" office:value="7.57130206808637">
            <text:p>7.5713020681</text:p>
          </table:table-cell>
        </table:table-row>
        <table:table-row table:style-name="ro2">
          <table:table-cell office:value-type="string">
            <text:p>aes-256</text:p>
          </table:table-cell>
          <table:table-cell office:value-type="string">
            <text:p>ige</text:p>
          </table:table-cell>
          <table:table-cell office:value-type="float" office:value="9505.78">
            <text:p>9505.78</text:p>
          </table:table-cell>
          <table:table-cell office:value-type="float" office:value="10831.25">
            <text:p>10831.25</text:p>
          </table:table-cell>
          <table:table-cell office:value-type="float" office:value="11205.36">
            <text:p>11205.36</text:p>
          </table:table-cell>
          <table:table-cell office:value-type="float" office:value="11333.43">
            <text:p>11333.43</text:p>
          </table:table-cell>
          <table:table-cell office:value-type="float" office:value="10982.74">
            <text:p>10982.74</text:p>
          </table:table-cell>
          <table:table-cell/>
          <table:table-cell office:value-type="string">
            <text:p>aes-256</text:p>
          </table:table-cell>
          <table:table-cell office:value-type="string">
            <text:p>ige</text:p>
          </table:table-cell>
          <table:table-cell office:value-type="float" office:value="76563.22">
            <text:p>76563.22</text:p>
          </table:table-cell>
          <table:table-cell office:value-type="float" office:value="78928.34">
            <text:p>78928.34</text:p>
          </table:table-cell>
          <table:table-cell office:value-type="float" office:value="79823.45">
            <text:p>79823.45</text:p>
          </table:table-cell>
          <table:table-cell office:value-type="float" office:value="80619.52">
            <text:p>80619.52</text:p>
          </table:table-cell>
          <table:table-cell office:value-type="float" office:value="80385.37">
            <text:p>80385.37</text:p>
          </table:table-cell>
          <table:table-cell/>
          <table:table-cell office:value-type="string">
            <text:p>aes-256</text:p>
          </table:table-cell>
          <table:table-cell/>
          <table:table-cell table:formula="of:=[.K28]/[.C28]" office:value-type="float" office:value="8.05438585786753">
            <text:p>8.0543858579</text:p>
          </table:table-cell>
          <table:table-cell table:formula="of:=[.L28]/[.D28]" office:value-type="float" office:value="7.28709428736295">
            <text:p>7.2870942874</text:p>
          </table:table-cell>
          <table:table-cell table:formula="of:=[.M28]/[.E28]" office:value-type="float" office:value="7.12368455810434">
            <text:p>7.1236845581</text:p>
          </table:table-cell>
          <table:table-cell table:formula="of:=[.N28]/[.F28]" office:value-type="float" office:value="7.11342638548083">
            <text:p>7.1134263855</text:p>
          </table:table-cell>
          <table:table-cell table:formula="of:=[.O28]/[.G28]" office:value-type="float" office:value="7.31924547062026">
            <text:p>7.3192454706</text:p>
          </table:table-cell>
        </table:table-row>
        <table:table-row table:style-name="ro2">
          <table:table-cell office:value-type="string">
            <text:p>ghash</text:p>
          </table:table-cell>
          <table:table-cell/>
          <table:table-cell office:value-type="float" office:value="15681.7">
            <text:p>15681.7</text:p>
          </table:table-cell>
          <table:table-cell office:value-type="float" office:value="17279.32">
            <text:p>17279.32</text:p>
          </table:table-cell>
          <table:table-cell office:value-type="float" office:value="17770.84">
            <text:p>17770.84</text:p>
          </table:table-cell>
          <table:table-cell office:value-type="float" office:value="17894.06">
            <text:p>17894.06</text:p>
          </table:table-cell>
          <table:table-cell office:value-type="float" office:value="17940.48">
            <text:p>17940.48</text:p>
          </table:table-cell>
          <table:table-cell/>
          <table:table-cell office:value-type="string">
            <text:p>ghash</text:p>
          </table:table-cell>
          <table:table-cell/>
          <table:table-cell office:value-type="float" office:value="756344.15">
            <text:p>756344.15</text:p>
          </table:table-cell>
          <table:table-cell office:value-type="float" office:value="1243103.98">
            <text:p>1243103.98</text:p>
          </table:table-cell>
          <table:table-cell office:value-type="float" office:value="1411311.9">
            <text:p>1411311.9</text:p>
          </table:table-cell>
          <table:table-cell office:value-type="float" office:value="1440380.93">
            <text:p>1440380.93</text:p>
          </table:table-cell>
          <table:table-cell office:value-type="float" office:value="1468872.18">
            <text:p>1468872.18</text:p>
          </table:table-cell>
          <table:table-cell/>
          <table:table-cell table:style-name="Default" office:value-type="string">
            <text:p>ghash</text:p>
          </table:table-cell>
          <table:table-cell/>
          <table:table-cell table:formula="of:=[.K29]/[.C29]" office:value-type="float" office:value="48.2310049293125">
            <text:p>48.2310049293</text:p>
          </table:table-cell>
          <table:table-cell table:formula="of:=[.L29]/[.D29]" office:value-type="float" office:value="71.9417187713405">
            <text:p>71.9417187713</text:p>
          </table:table-cell>
          <table:table-cell table:formula="of:=[.M29]/[.E29]" office:value-type="float" office:value="79.4172869712405">
            <text:p>79.4172869712</text:p>
          </table:table-cell>
          <table:table-cell table:formula="of:=[.N29]/[.F29]" office:value-type="float" office:value="80.494920101978">
            <text:p>80.494920102</text:p>
          </table:table-cell>
          <table:table-cell table:formula="of:=[.O29]/[.G29]" office:value-type="float" office:value="81.8747424818065">
            <text:p>81.8747424818</text:p>
          </table:table-cell>
        </table:table-row>
      </table:table>
      <table:table table:name="工作表5" table:style-name="ta1">
        <table:table-column table:style-name="co1" table:default-cell-style-name="ce2"/>
        <table:table-column table:style-name="co1" table:number-columns-repeated="5" table:default-cell-style-name="ce3"/>
        <table:table-row table:style-name="ro3">
          <table:table-cell office:value-type="string">
            <text:p>rc2</text:p>
          </table:table-cell>
          <table:table-cell office:value-type="float" office:value="6.4715157327">
            <text:p>6.4715157327</text:p>
          </table:table-cell>
          <table:table-cell office:value-type="float" office:value="6.2774287863">
            <text:p>6.2774287863</text:p>
          </table:table-cell>
          <table:table-cell office:value-type="float" office:value="6.1745318804">
            <text:p>6.1745318804</text:p>
          </table:table-cell>
          <table:table-cell office:value-type="float" office:value="6.219882169">
            <text:p>6.219882169</text:p>
          </table:table-cell>
          <table:table-cell office:value-type="float" office:value="6.220634879">
            <text:p>6.220634879</text:p>
          </table:table-cell>
        </table:table-row>
        <table:table-row table:style-name="ro3">
          <table:table-cell office:value-type="string">
            <text:p>seed</text:p>
          </table:table-cell>
          <table:table-cell office:value-type="float" office:value="7.7880517541">
            <text:p>7.7880517541</text:p>
          </table:table-cell>
          <table:table-cell office:value-type="float" office:value="7.064229798">
            <text:p>7.064229798</text:p>
          </table:table-cell>
          <table:table-cell office:value-type="float" office:value="6.9433437241">
            <text:p>6.9433437241</text:p>
          </table:table-cell>
          <table:table-cell office:value-type="float" office:value="6.9116426915">
            <text:p>6.9116426915</text:p>
          </table:table-cell>
          <table:table-cell office:value-type="float" office:value="6.9289766454">
            <text:p>6.9289766454</text:p>
          </table:table-cell>
        </table:table-row>
        <table:table-row table:style-name="ro4">
          <table:table-cell office:value-type="string">
            <text:p>aes-256</text:p>
          </table:table-cell>
          <table:table-cell office:value-type="float" office:value="7.4567035583">
            <text:p>7.4567035583</text:p>
          </table:table-cell>
          <table:table-cell office:value-type="float" office:value="7.0526212923">
            <text:p>7.0526212923</text:p>
          </table:table-cell>
          <table:table-cell office:value-type="float" office:value="7.0680298116">
            <text:p>7.0680298116</text:p>
          </table:table-cell>
          <table:table-cell office:value-type="float" office:value="6.9263201291">
            <text:p>6.9263201291</text:p>
          </table:table-cell>
          <table:table-cell office:value-type="float" office:value="6.9019346287">
            <text:p>6.9019346287</text:p>
          </table:table-cell>
        </table:table-row>
        <table:table-row table:style-name="ro4">
          <table:table-cell office:value-type="string">
            <text:p>aes-256</text:p>
          </table:table-cell>
          <table:table-cell office:value-type="float" office:value="8.0543858579">
            <text:p>8.0543858579</text:p>
          </table:table-cell>
          <table:table-cell office:value-type="float" office:value="7.2870942874">
            <text:p>7.2870942874</text:p>
          </table:table-cell>
          <table:table-cell office:value-type="float" office:value="7.1236845581">
            <text:p>7.1236845581</text:p>
          </table:table-cell>
          <table:table-cell office:value-type="float" office:value="7.1134263855">
            <text:p>7.1134263855</text:p>
          </table:table-cell>
          <table:table-cell office:value-type="float" office:value="7.3192454706">
            <text:p>7.3192454706</text:p>
          </table:table-cell>
        </table:table-row>
        <table:table-row table:style-name="ro4">
          <table:table-cell office:value-type="string">
            <text:p>aes-192</text:p>
          </table:table-cell>
          <table:table-cell office:value-type="float" office:value="7.5553140369">
            <text:p>7.5553140369</text:p>
          </table:table-cell>
          <table:table-cell office:value-type="float" office:value="7.2766802238">
            <text:p>7.2766802238</text:p>
          </table:table-cell>
          <table:table-cell office:value-type="float" office:value="7.2628523193">
            <text:p>7.2628523193</text:p>
          </table:table-cell>
          <table:table-cell office:value-type="float" office:value="7.1256769473">
            <text:p>7.1256769473</text:p>
          </table:table-cell>
          <table:table-cell office:value-type="float" office:value="7.2058470084">
            <text:p>7.2058470084</text:p>
          </table:table-cell>
        </table:table-row>
        <table:table-row table:style-name="ro4">
          <table:table-cell office:value-type="string">
            <text:p>aes-192</text:p>
          </table:table-cell>
          <table:table-cell office:value-type="float" office:value="8.5953612063">
            <text:p>8.5953612063</text:p>
          </table:table-cell>
          <table:table-cell office:value-type="float" office:value="7.5365204468">
            <text:p>7.5365204468</text:p>
          </table:table-cell>
          <table:table-cell office:value-type="float" office:value="7.3251743711">
            <text:p>7.3251743711</text:p>
          </table:table-cell>
          <table:table-cell office:value-type="float" office:value="7.297235815">
            <text:p>7.297235815</text:p>
          </table:table-cell>
          <table:table-cell office:value-type="float" office:value="7.5713020681">
            <text:p>7.5713020681</text:p>
          </table:table-cell>
        </table:table-row>
        <table:table-row table:style-name="ro4">
          <table:table-cell office:value-type="string">
            <text:p>aes-128</text:p>
          </table:table-cell>
          <table:table-cell office:value-type="float" office:value="7.8750493115">
            <text:p>7.8750493115</text:p>
          </table:table-cell>
          <table:table-cell office:value-type="float" office:value="7.654373707">
            <text:p>7.654373707</text:p>
          </table:table-cell>
          <table:table-cell office:value-type="float" office:value="7.4725008773">
            <text:p>7.4725008773</text:p>
          </table:table-cell>
          <table:table-cell office:value-type="float" office:value="7.454900914">
            <text:p>7.454900914</text:p>
          </table:table-cell>
          <table:table-cell office:value-type="float" office:value="7.4660913153">
            <text:p>7.4660913153</text:p>
          </table:table-cell>
        </table:table-row>
        <table:table-row table:style-name="ro4">
          <table:table-cell office:value-type="string">
            <text:p>aes-128</text:p>
          </table:table-cell>
          <table:table-cell office:value-type="float" office:value="8.9891485375">
            <text:p>8.9891485375</text:p>
          </table:table-cell>
          <table:table-cell office:value-type="float" office:value="7.9168582555">
            <text:p>7.9168582555</text:p>
          </table:table-cell>
          <table:table-cell office:value-type="float" office:value="7.6669205442">
            <text:p>7.6669205442</text:p>
          </table:table-cell>
          <table:table-cell office:value-type="float" office:value="7.3616135633">
            <text:p>7.3616135633</text:p>
          </table:table-cell>
          <table:table-cell office:value-type="float" office:value="7.8959791485">
            <text:p>7.8959791485</text:p>
          </table:table-cell>
        </table:table-row>
        <table:table-row table:style-name="ro3">
          <table:table-cell office:value-type="string">
            <text:p>cast</text:p>
          </table:table-cell>
          <table:table-cell office:value-type="float" office:value="8.4362584614">
            <text:p>8.4362584614</text:p>
          </table:table-cell>
          <table:table-cell office:value-type="float" office:value="8.1393004668">
            <text:p>8.1393004668</text:p>
          </table:table-cell>
          <table:table-cell office:value-type="float" office:value="8.0144785787">
            <text:p>8.0144785787</text:p>
          </table:table-cell>
          <table:table-cell office:value-type="float" office:value="8.0348385456">
            <text:p>8.0348385456</text:p>
          </table:table-cell>
          <table:table-cell office:value-type="float" office:value="8.1474860233">
            <text:p>8.1474860233</text:p>
          </table:table-cell>
        </table:table-row>
        <table:table-row table:style-name="ro3">
          <table:table-cell office:value-type="string">
            <text:p>idea</text:p>
          </table:table-cell>
          <table:table-cell office:value-type="float" office:value="8.5034679527">
            <text:p>8.5034679527</text:p>
          </table:table-cell>
          <table:table-cell office:value-type="float" office:value="8.1415249047">
            <text:p>8.1415249047</text:p>
          </table:table-cell>
          <table:table-cell office:value-type="float" office:value="8.0155162615">
            <text:p>8.0155162615</text:p>
          </table:table-cell>
          <table:table-cell office:value-type="float" office:value="8.0483606158">
            <text:p>8.0483606158</text:p>
          </table:table-cell>
          <table:table-cell office:value-type="float" office:value="8.0102581253">
            <text:p>8.0102581253</text:p>
          </table:table-cell>
        </table:table-row>
        <table:table-row table:style-name="ro4">
          <table:table-cell office:value-type="string">
            <text:p>blowfish</text:p>
          </table:table-cell>
          <table:table-cell office:value-type="float" office:value="8.6390079462">
            <text:p>8.6390079462</text:p>
          </table:table-cell>
          <table:table-cell office:value-type="float" office:value="8.2764489361">
            <text:p>8.2764489361</text:p>
          </table:table-cell>
          <table:table-cell office:value-type="float" office:value="8.1606247029">
            <text:p>8.1606247029</text:p>
          </table:table-cell>
          <table:table-cell office:value-type="float" office:value="8.0549841967">
            <text:p>8.0549841967</text:p>
          </table:table-cell>
          <table:table-cell office:value-type="float" office:value="8.1751384321">
            <text:p>8.1751384321</text:p>
          </table:table-cell>
        </table:table-row>
        <table:table-row table:style-name="ro4">
          <table:table-cell office:value-type="string">
            <text:p>des</text:p>
          </table:table-cell>
          <table:table-cell office:value-type="float" office:value="9.314837981">
            <text:p>9.314837981</text:p>
          </table:table-cell>
          <table:table-cell office:value-type="float" office:value="9.121268781">
            <text:p>9.121268781</text:p>
          </table:table-cell>
          <table:table-cell office:value-type="float" office:value="9.0598072923">
            <text:p>9.0598072923</text:p>
          </table:table-cell>
          <table:table-cell office:value-type="float" office:value="9.0562266405">
            <text:p>9.0562266405</text:p>
          </table:table-cell>
          <table:table-cell office:value-type="float" office:value="8.9921148439">
            <text:p>8.9921148439</text:p>
          </table:table-cell>
        </table:table-row>
        <table:table-row table:style-name="ro4">
          <table:table-cell office:value-type="string">
            <text:p>des</text:p>
          </table:table-cell>
          <table:table-cell office:value-type="float" office:value="9.7939478605">
            <text:p>9.7939478605</text:p>
          </table:table-cell>
          <table:table-cell office:value-type="float" office:value="9.7226224054">
            <text:p>9.7226224054</text:p>
          </table:table-cell>
          <table:table-cell office:value-type="float" office:value="9.677080932">
            <text:p>9.677080932</text:p>
          </table:table-cell>
          <table:table-cell office:value-type="float" office:value="9.7251671512">
            <text:p>9.7251671512</text:p>
          </table:table-cell>
          <table:table-cell office:value-type="float" office:value="9.6150536825">
            <text:p>9.6150536825</text:p>
          </table:table-cell>
        </table:table-row>
        <table:table-row table:style-name="ro3">
          <table:table-cell office:value-type="string">
            <text:p>camellia-192</text:p>
          </table:table-cell>
          <table:table-cell office:value-type="float" office:value="9.2008345953">
            <text:p>9.2008345953</text:p>
          </table:table-cell>
          <table:table-cell office:value-type="float" office:value="11.8330968675">
            <text:p>11.8330968675</text:p>
          </table:table-cell>
          <table:table-cell office:value-type="float" office:value="12.7469332651">
            <text:p>12.7469332651</text:p>
          </table:table-cell>
          <table:table-cell office:value-type="float" office:value="13.0465234917">
            <text:p>13.0465234917</text:p>
          </table:table-cell>
          <table:table-cell office:value-type="float" office:value="13.1637376963">
            <text:p>13.1637376963</text:p>
          </table:table-cell>
        </table:table-row>
        <table:table-row table:style-name="ro3">
          <table:table-cell office:value-type="string">
            <text:p>camellia-256</text:p>
          </table:table-cell>
          <table:table-cell office:value-type="float" office:value="9.3038513595">
            <text:p>9.3038513595</text:p>
          </table:table-cell>
          <table:table-cell office:value-type="float" office:value="11.8364777942">
            <text:p>11.8364777942</text:p>
          </table:table-cell>
          <table:table-cell office:value-type="float" office:value="12.8055924454">
            <text:p>12.8055924454</text:p>
          </table:table-cell>
          <table:table-cell office:value-type="float" office:value="12.9877840841">
            <text:p>12.9877840841</text:p>
          </table:table-cell>
          <table:table-cell office:value-type="float" office:value="13.2558037292">
            <text:p>13.2558037292</text:p>
          </table:table-cell>
        </table:table-row>
        <table:table-row table:style-name="ro3">
          <table:table-cell office:value-type="string">
            <text:p>camellia-128</text:p>
          </table:table-cell>
          <table:table-cell office:value-type="float" office:value="8.7163313998">
            <text:p>8.7163313998</text:p>
          </table:table-cell>
          <table:table-cell office:value-type="float" office:value="11.9200779462">
            <text:p>11.9200779462</text:p>
          </table:table-cell>
          <table:table-cell office:value-type="float" office:value="13.300240436">
            <text:p>13.300240436</text:p>
          </table:table-cell>
          <table:table-cell office:value-type="float" office:value="13.6622594562">
            <text:p>13.6622594562</text:p>
          </table:table-cell>
          <table:table-cell office:value-type="float" office:value="13.8727497743">
            <text:p>13.8727497743</text:p>
          </table:table-cell>
        </table:table-row>
        <table:table-row table:style-name="ro3">
          <table:table-cell office:value-type="string">
            <text:p>rc4</text:p>
          </table:table-cell>
          <table:table-cell office:value-type="float" office:value="10.5735905089">
            <text:p>10.5735905089</text:p>
          </table:table-cell>
          <table:table-cell office:value-type="float" office:value="13.1745392425">
            <text:p>13.1745392425</text:p>
          </table:table-cell>
          <table:table-cell office:value-type="float" office:value="15.2335182865">
            <text:p>15.2335182865</text:p>
          </table:table-cell>
          <table:table-cell office:value-type="float" office:value="16.1464740265">
            <text:p>16.1464740265</text:p>
          </table:table-cell>
          <table:table-cell office:value-type="float" office:value="16.1494439264">
            <text:p>16.1494439264</text:p>
          </table:table-cell>
        </table:table-row>
      </table:table>
      <table:table table:name="工作表6" table:style-name="ta1">
        <table:table-column table:style-name="co1" table:number-columns-repeated="2" table:default-cell-style-name="ce2"/>
        <table:table-column table:style-name="co1" table:number-columns-repeated="5" table:default-cell-style-name="ce3"/>
        <table:table-row table:style-name="ro3">
          <table:table-cell office:value-type="string">
            <text:p>rc4</text:p>
          </table:table-cell>
          <table:table-cell/>
          <table:table-cell office:value-type="float" office:value="34205.43">
            <text:p>34205.43</text:p>
          </table:table-cell>
          <table:table-cell office:value-type="float" office:value="39535.98">
            <text:p>39535.98</text:p>
          </table:table-cell>
          <table:table-cell office:value-type="float" office:value="41215.83">
            <text:p>41215.83</text:p>
          </table:table-cell>
          <table:table-cell office:value-type="float" office:value="41561.43">
            <text:p>41561.43</text:p>
          </table:table-cell>
          <table:table-cell office:value-type="float" office:value="41570.04">
            <text:p>41570.04</text:p>
          </table:table-cell>
        </table:table-row>
        <table:table-row table:style-name="ro4">
          <table:table-cell office:value-type="string">
            <text:p>aes-128</text:p>
          </table:table-cell>
          <table:table-cell office:value-type="string">
            <text:p>cbc</text:p>
          </table:table-cell>
          <table:table-cell office:value-type="float" office:value="12978.72">
            <text:p>12978.72</text:p>
          </table:table-cell>
          <table:table-cell office:value-type="float" office:value="14708.69">
            <text:p>14708.69</text:p>
          </table:table-cell>
          <table:table-cell office:value-type="float" office:value="15387.4">
            <text:p>15387.4</text:p>
          </table:table-cell>
          <table:table-cell office:value-type="float" office:value="15472.93">
            <text:p>15472.93</text:p>
          </table:table-cell>
          <table:table-cell office:value-type="float" office:value="15529.06">
            <text:p>15529.06</text:p>
          </table:table-cell>
        </table:table-row>
        <table:table-row table:style-name="ro4">
          <table:table-cell office:value-type="string">
            <text:p>aes-128</text:p>
          </table:table-cell>
          <table:table-cell office:value-type="string">
            <text:p>ige</text:p>
          </table:table-cell>
          <table:table-cell office:value-type="float" office:value="11702.57">
            <text:p>11702.57</text:p>
          </table:table-cell>
          <table:table-cell office:value-type="float" office:value="13853.45">
            <text:p>13853.45</text:p>
          </table:table-cell>
          <table:table-cell office:value-type="float" office:value="14429.53">
            <text:p>14429.53</text:p>
          </table:table-cell>
          <table:table-cell office:value-type="float" office:value="14671.38">
            <text:p>14671.38</text:p>
          </table:table-cell>
          <table:table-cell office:value-type="float" office:value="14057.47">
            <text:p>14057.47</text:p>
          </table:table-cell>
        </table:table-row>
        <table:table-row table:style-name="ro4">
          <table:table-cell office:value-type="string">
            <text:p>blowfish</text:p>
          </table:table-cell>
          <table:table-cell office:value-type="string">
            <text:p>cbc</text:p>
          </table:table-cell>
          <table:table-cell office:value-type="float" office:value="11934.03">
            <text:p>11934.03</text:p>
          </table:table-cell>
          <table:table-cell office:value-type="float" office:value="13189.85">
            <text:p>13189.85</text:p>
          </table:table-cell>
          <table:table-cell office:value-type="float" office:value="13546.92">
            <text:p>13546.92</text:p>
          </table:table-cell>
          <table:table-cell office:value-type="float" office:value="13633.19">
            <text:p>13633.19</text:p>
          </table:table-cell>
          <table:table-cell office:value-type="float" office:value="13486.76">
            <text:p>13486.76</text:p>
          </table:table-cell>
        </table:table-row>
        <table:table-row table:style-name="ro4">
          <table:table-cell office:value-type="string">
            <text:p>aes-192</text:p>
          </table:table-cell>
          <table:table-cell office:value-type="string">
            <text:p>cbc</text:p>
          </table:table-cell>
          <table:table-cell office:value-type="float" office:value="11441.49">
            <text:p>11441.49</text:p>
          </table:table-cell>
          <table:table-cell office:value-type="float" office:value="12834.6">
            <text:p>12834.6</text:p>
          </table:table-cell>
          <table:table-cell office:value-type="float" office:value="13315.69">
            <text:p>13315.69</text:p>
          </table:table-cell>
          <table:table-cell office:value-type="float" office:value="13453.78">
            <text:p>13453.78</text:p>
          </table:table-cell>
          <table:table-cell office:value-type="float" office:value="13430.8">
            <text:p>13430.8</text:p>
          </table:table-cell>
        </table:table-row>
        <table:table-row table:style-name="ro4">
          <table:table-cell office:value-type="string">
            <text:p>aes-192</text:p>
          </table:table-cell>
          <table:table-cell office:value-type="string">
            <text:p>ige</text:p>
          </table:table-cell>
          <table:table-cell office:value-type="float" office:value="10468.67">
            <text:p>10468.67</text:p>
          </table:table-cell>
          <table:table-cell office:value-type="float" office:value="12165.24">
            <text:p>12165.24</text:p>
          </table:table-cell>
          <table:table-cell office:value-type="float" office:value="12628.24">
            <text:p>12628.24</text:p>
          </table:table-cell>
          <table:table-cell office:value-type="float" office:value="12743.72">
            <text:p>12743.72</text:p>
          </table:table-cell>
          <table:table-cell office:value-type="float" office:value="12331.69">
            <text:p>12331.69</text:p>
          </table:table-cell>
        </table:table-row>
        <table:table-row table:style-name="ro4">
          <table:table-cell office:value-type="string">
            <text:p>cast</text:p>
          </table:table-cell>
          <table:table-cell office:value-type="string">
            <text:p>cbc</text:p>
          </table:table-cell>
          <table:table-cell office:value-type="float" office:value="10797.59">
            <text:p>10797.59</text:p>
          </table:table-cell>
          <table:table-cell office:value-type="float" office:value="11828.46">
            <text:p>11828.46</text:p>
          </table:table-cell>
          <table:table-cell office:value-type="float" office:value="12156.58">
            <text:p>12156.58</text:p>
          </table:table-cell>
          <table:table-cell office:value-type="float" office:value="12187.65">
            <text:p>12187.65</text:p>
          </table:table-cell>
          <table:table-cell office:value-type="float" office:value="12050.43">
            <text:p>12050.43</text:p>
          </table:table-cell>
        </table:table-row>
        <table:table-row table:style-name="ro4">
          <table:table-cell office:value-type="string">
            <text:p>aes-256</text:p>
          </table:table-cell>
          <table:table-cell office:value-type="string">
            <text:p>cbc</text:p>
          </table:table-cell>
          <table:table-cell office:value-type="float" office:value="10267.01">
            <text:p>10267.01</text:p>
          </table:table-cell>
          <table:table-cell office:value-type="float" office:value="11409.83">
            <text:p>11409.83</text:p>
          </table:table-cell>
          <table:table-cell office:value-type="float" office:value="11744.41">
            <text:p>11744.41</text:p>
          </table:table-cell>
          <table:table-cell office:value-type="float" office:value="11812.86">
            <text:p>11812.86</text:p>
          </table:table-cell>
          <table:table-cell office:value-type="float" office:value="11859.64">
            <text:p>11859.64</text:p>
          </table:table-cell>
        </table:table-row>
        <table:table-row table:style-name="ro4">
          <table:table-cell office:value-type="string">
            <text:p>aes-256</text:p>
          </table:table-cell>
          <table:table-cell office:value-type="string">
            <text:p>ige</text:p>
          </table:table-cell>
          <table:table-cell office:value-type="float" office:value="9505.78">
            <text:p>9505.78</text:p>
          </table:table-cell>
          <table:table-cell office:value-type="float" office:value="10831.25">
            <text:p>10831.25</text:p>
          </table:table-cell>
          <table:table-cell office:value-type="float" office:value="11205.36">
            <text:p>11205.36</text:p>
          </table:table-cell>
          <table:table-cell office:value-type="float" office:value="11333.43">
            <text:p>11333.43</text:p>
          </table:table-cell>
          <table:table-cell office:value-type="float" office:value="10982.74">
            <text:p>10982.74</text:p>
          </table:table-cell>
        </table:table-row>
        <table:table-row table:style-name="ro4">
          <table:table-cell office:value-type="string">
            <text:p>camellia-128</text:p>
          </table:table-cell>
          <table:table-cell office:value-type="string">
            <text:p>cbc</text:p>
          </table:table-cell>
          <table:table-cell office:value-type="float" office:value="9312.98">
            <text:p>9312.98</text:p>
          </table:table-cell>
          <table:table-cell office:value-type="float" office:value="10278.89">
            <text:p>10278.89</text:p>
          </table:table-cell>
          <table:table-cell office:value-type="float" office:value="10572.46">
            <text:p>10572.46</text:p>
          </table:table-cell>
          <table:table-cell office:value-type="float" office:value="10646.19">
            <text:p>10646.19</text:p>
          </table:table-cell>
          <table:table-cell office:value-type="float" office:value="10657.82">
            <text:p>10657.82</text:p>
          </table:table-cell>
        </table:table-row>
        <table:table-row table:style-name="ro4">
          <table:table-cell office:value-type="string">
            <text:p>idea</text:p>
          </table:table-cell>
          <table:table-cell office:value-type="string">
            <text:p>cbc</text:p>
          </table:table-cell>
          <table:table-cell office:value-type="float" office:value="8758.77">
            <text:p>8758.77</text:p>
          </table:table-cell>
          <table:table-cell office:value-type="float" office:value="9421.31">
            <text:p>9421.31</text:p>
          </table:table-cell>
          <table:table-cell office:value-type="float" office:value="9607.34">
            <text:p>9607.34</text:p>
          </table:table-cell>
          <table:table-cell office:value-type="float" office:value="9653.93">
            <text:p>9653.93</text:p>
          </table:table-cell>
          <table:table-cell office:value-type="float" office:value="9687.93">
            <text:p>9687.93</text:p>
          </table:table-cell>
        </table:table-row>
        <table:table-row table:style-name="ro4">
          <table:table-cell office:value-type="string">
            <text:p>seed</text:p>
          </table:table-cell>
          <table:table-cell office:value-type="string">
            <text:p>cbc</text:p>
          </table:table-cell>
          <table:table-cell office:value-type="float" office:value="8274.52">
            <text:p>8274.52</text:p>
          </table:table-cell>
          <table:table-cell office:value-type="float" office:value="9036.46">
            <text:p>9036.46</text:p>
          </table:table-cell>
          <table:table-cell office:value-type="float" office:value="9264.64">
            <text:p>9264.64</text:p>
          </table:table-cell>
          <table:table-cell office:value-type="float" office:value="9321.47">
            <text:p>9321.47</text:p>
          </table:table-cell>
          <table:table-cell office:value-type="float" office:value="9284.27">
            <text:p>9284.27</text:p>
          </table:table-cell>
        </table:table-row>
        <table:table-row table:style-name="ro4">
          <table:table-cell office:value-type="string">
            <text:p>camellia-192</text:p>
          </table:table-cell>
          <table:table-cell office:value-type="string">
            <text:p>cbc</text:p>
          </table:table-cell>
          <table:table-cell office:value-type="float" office:value="7541.38">
            <text:p>7541.38</text:p>
          </table:table-cell>
          <table:table-cell office:value-type="float" office:value="8140.71">
            <text:p>8140.71</text:p>
          </table:table-cell>
          <table:table-cell office:value-type="float" office:value="8325.63">
            <text:p>8325.63</text:p>
          </table:table-cell>
          <table:table-cell office:value-type="float" office:value="8370.18">
            <text:p>8370.18</text:p>
          </table:table-cell>
          <table:table-cell office:value-type="float" office:value="8361.3">
            <text:p>8361.3</text:p>
          </table:table-cell>
        </table:table-row>
        <table:table-row table:style-name="ro4">
          <table:table-cell office:value-type="string">
            <text:p>camellia-256</text:p>
          </table:table-cell>
          <table:table-cell office:value-type="string">
            <text:p>cbc</text:p>
          </table:table-cell>
          <table:table-cell office:value-type="float" office:value="7513.97">
            <text:p>7513.97</text:p>
          </table:table-cell>
          <table:table-cell office:value-type="float" office:value="8138.65">
            <text:p>8138.65</text:p>
          </table:table-cell>
          <table:table-cell office:value-type="float" office:value="8297.98">
            <text:p>8297.98</text:p>
          </table:table-cell>
          <table:table-cell office:value-type="float" office:value="8351.4">
            <text:p>8351.4</text:p>
          </table:table-cell>
          <table:table-cell office:value-type="float" office:value="8347.65">
            <text:p>8347.65</text:p>
          </table:table-cell>
        </table:table-row>
        <table:table-row table:style-name="ro4">
          <table:table-cell office:value-type="string">
            <text:p>des</text:p>
          </table:table-cell>
          <table:table-cell office:value-type="string">
            <text:p>cbc</text:p>
          </table:table-cell>
          <table:table-cell office:value-type="float" office:value="6251.12">
            <text:p>6251.12</text:p>
          </table:table-cell>
          <table:table-cell office:value-type="float" office:value="6605.08">
            <text:p>6605.08</text:p>
          </table:table-cell>
          <table:table-cell office:value-type="float" office:value="6686.81">
            <text:p>6686.81</text:p>
          </table:table-cell>
          <table:table-cell office:value-type="float" office:value="6713.01">
            <text:p>6713.01</text:p>
          </table:table-cell>
          <table:table-cell office:value-type="float" office:value="6707.54">
            <text:p>6707.54</text:p>
          </table:table-cell>
        </table:table-row>
        <table:table-row table:style-name="ro4">
          <table:table-cell office:value-type="string">
            <text:p>rc2</text:p>
          </table:table-cell>
          <table:table-cell office:value-type="string">
            <text:p>cbc</text:p>
          </table:table-cell>
          <table:table-cell office:value-type="float" office:value="6047.9">
            <text:p>6047.9</text:p>
          </table:table-cell>
          <table:table-cell office:value-type="float" office:value="6354.82">
            <text:p>6354.82</text:p>
          </table:table-cell>
          <table:table-cell office:value-type="float" office:value="6458.82">
            <text:p>6458.82</text:p>
          </table:table-cell>
          <table:table-cell office:value-type="float" office:value="6465.19">
            <text:p>6465.19</text:p>
          </table:table-cell>
          <table:table-cell office:value-type="float" office:value="6485.33">
            <text:p>6485.33</text:p>
          </table:table-cell>
        </table:table-row>
        <table:table-row table:style-name="ro4">
          <table:table-cell office:value-type="string">
            <text:p>des</text:p>
          </table:table-cell>
          <table:table-cell office:value-type="string">
            <text:p>ede3</text:p>
          </table:table-cell>
          <table:table-cell office:value-type="float" office:value="2326.45">
            <text:p>2326.45</text:p>
          </table:table-cell>
          <table:table-cell office:value-type="float" office:value="2368.36">
            <text:p>2368.36</text:p>
          </table:table-cell>
          <table:table-cell office:value-type="float" office:value="2385.83">
            <text:p>2385.83</text:p>
          </table:table-cell>
          <table:table-cell office:value-type="float" office:value="2397.53">
            <text:p>2397.53</text:p>
          </table:table-cell>
          <table:table-cell office:value-type="float" office:value="2391.84">
            <text:p>2391.84</text:p>
          </table:table-cell>
        </table:table-row>
      </table:table>
      <table:named-expressions/>
      <table:database-ranges>
        <table:database-range table:name="__Anonymous_Sheet_DB__3" table:target-range-address="工作表5.A1:工作表5.AMJ1048576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工作表6.A1:工作表6.AMJ1048575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文泉驿点阵正黑" svg:font-family="文泉驿点阵正黑" style:font-family-generic="swiss" style:font-pitch="variable"/>
    <style:font-face style:name="Tahoma" svg:font-family="Tahoma" style:font-family-generic="system" style:font-pitch="variable"/>
    <style:font-face style:name="文泉驿点阵正黑1" svg:font-family="文泉驿点阵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点阵正黑" fo:language="en" fo:country="US" style:font-name-asian="文泉驿点阵正黑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文泉驿点阵正黑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00／00／00</text:date>, <text:time style:data-style-name="N2" text:time-value="0000-00-00T03:58:4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03:54:46</meta:creation-date>
    <meta:editing-duration>PT3M35S</meta:editing-duration>
    <meta:editing-cycles>11</meta:editing-cycles>
    <meta:generator>LibreOffice/3.6$Linux_X86_64 LibreOffice_project/360m1$Build-2</meta:generator>
    <meta:initial-creator>lucifer </meta:initial-creator>
    <dc:date>2013-11-22T04:02:52</dc:date>
    <dc:creator>lucifer </dc:creator>
    <meta:document-statistic meta:table-count="5" meta:cell-count="1328" meta:object-count="0"/>
  </office:meta>
</office:document-meta>
</file>